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1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FFFFFF" fo:border-right="none"/>
    </style:style>
    <style:style style:name="ce19" style:family="table-cell" style:parent-style-name="Default" style:data-style-name="N1">
      <style:table-cell-properties fo:border-top="thin solid #ABABAB" fo:border-bottom="thin solid #ABABAB" fo:border-left="thin solid #ABABAB" fo:border-right="none"/>
    </style:style>
    <style:style style:name="ce20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9.57791666666667cm"/>
    </style:style>
    <style:style style:name="co4" style:family="table-column">
      <style:table-column-properties fo:break-before="auto" style:column-width="7.75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A_AMBULATORIALI_GIUG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29">
            <text:p>PERIODO DI RIFERIMENTO GIUGNO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0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818181818181799" table:style-name="ce11">
            <text:p>30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6.8888888888889" table:style-name="ce11">
            <text:p>3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9.324324324324301" table:style-name="ce11">
            <text:p>29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.450000000000003" table:style-name="ce11">
            <text:p>39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6.5" table:style-name="ce11">
            <text:p>3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" table:style-name="ce15">
            <text:p>3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7222222222222" table:style-name="ce15">
            <text:p>32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5" table:style-name="ce15">
            <text:p>3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433333333333302" table:style-name="ce15">
            <text:p>30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6" table:style-name="ce15">
            <text:p>2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85714285714299" table:style-name="ce15">
            <text:p>24</text:p>
          </table:table-cell>
          <table:table-cell office:value-type="float" office:value="84" table:style-name="ce16">
            <text:p>8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066666666666698" table:style-name="ce15">
            <text:p>2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1.28125" table:style-name="ce11">
            <text:p>21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125" table:style-name="ce15">
            <text:p>31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314685314685299" table:style-name="ce15">
            <text:p>32</text:p>
          </table:table-cell>
          <table:table-cell office:value-type="float" office:value="143" table:style-name="ce16">
            <text:p>1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.375" table:style-name="ce15">
            <text:p>1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4.799999999999997" table:style-name="ce11">
            <text:p>3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727272727272702" table:style-name="ce15">
            <text:p>29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783999999999999" table:style-name="ce15">
            <text:p>26</text:p>
          </table:table-cell>
          <table:table-cell office:value-type="float" office:value="250" table:style-name="ce16">
            <text:p>2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9.625" table:style-name="ce11">
            <text:p>2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4.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606870229007598" table:style-name="ce15">
            <text:p>34</text:p>
          </table:table-cell>
          <table:table-cell office:value-type="float" office:value="262" table:style-name="ce16">
            <text:p>26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12</text:p>
          </table:table-cell>
          <table:table-cell office:value-type="string" table:style-name="ce10">
            <text:p>IMMUNIZZAZIONE PER ALLERG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1.09090909090901" table:style-name="ce11">
            <text:p>20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</text:p>
          </table:table-cell>
          <table:table-cell office:value-type="string" table:style-name="ce10">
            <text:p>88722</text:p>
          </table:table-cell>
          <table:table-cell office:value-type="string" table:style-name="ce10">
            <text:p>ECO(COLOR)DOPPLERGRAFIA CARDIA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1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3461538461538503" table:style-name="ce15">
            <text:p>9</text:p>
          </table:table-cell>
          <table:table-cell office:value-type="float" office:value="104" table:style-name="ce16">
            <text:p>10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" table:style-name="ce15">
            <text:p>24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.3333333333333304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5" table:style-name="ce15">
            <text:p>3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230769230769202" table:style-name="ce15">
            <text:p>31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700000000000003" table:style-name="ce15">
            <text:p>3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7222222222222197" table:style-name="ce11">
            <text:p>7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1363636363636402" table:style-name="ce15">
            <text:p>7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4158415841584198" table:style-name="ce15">
            <text:p>6</text:p>
          </table:table-cell>
          <table:table-cell office:value-type="float" office:value="101" table:style-name="ce16">
            <text:p>10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" table:style-name="ce15">
            <text:p>25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3</text:p>
          </table:table-cell>
          <table:table-cell office:value-type="string" table:style-name="ce10">
            <text:p>VISITA CARDI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25" table:style-name="ce15">
            <text:p>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148936170212799" table:style-name="ce15">
            <text:p>10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952380952380999" table:style-name="ce15">
            <text:p>2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0.875" table:style-name="ce11">
            <text:p>2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571428571428598" table:style-name="ce15">
            <text:p>39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125" table:style-name="ce15">
            <text:p>62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904761904761902" table:style-name="ce11">
            <text:p>29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5098039215686292" table:style-name="ce15">
            <text:p>9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3</text:p>
          </table:table-cell>
          <table:table-cell office:value-type="string" table:style-name="ce10">
            <text:p>TEST CARDIOVASCOLARE DA SFORZO CON CICLOERGOMET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9.5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875" table:style-name="ce15">
            <text:p>1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.71428571428571" table:style-name="ce11">
            <text:p>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40" table:style-name="ce11">
            <text:p>4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81</text:p>
          </table:table-cell>
          <table:table-cell office:value-type="string" table:style-name="ce10">
            <text:p>CONTROLLO / PROGRAMMAZIONE DI PACE-MAKER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3" table:style-name="ce11">
            <text:p>27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62" table:style-name="ce11">
            <text:p>36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5.36458333333297" table:style-name="ce15">
            <text:p>275</text:p>
          </table:table-cell>
          <table:table-cell office:value-type="float" office:value="96" table:style-name="ce16">
            <text:p>9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4444444444444" table:style-name="ce11">
            <text:p>1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78947368421101" table:style-name="ce15">
            <text:p>2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7368421052632" table:style-name="ce15">
            <text:p>14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4375" table:style-name="ce15">
            <text:p>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545454545454501" table:style-name="ce11">
            <text:p>11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5" table:style-name="ce15">
            <text:p>11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283524904215" table:style-name="ce15">
            <text:p>16</text:p>
          </table:table-cell>
          <table:table-cell office:value-type="float" office:value="261" table:style-name="ce16">
            <text:p>2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1666666666667" table:style-name="ce15">
            <text:p>2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05839416058402" table:style-name="ce15">
            <text:p>23</text:p>
          </table:table-cell>
          <table:table-cell office:value-type="float" office:value="137" table:style-name="ce16">
            <text:p>1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15384615384599" table:style-name="ce15">
            <text:p>1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3125" table:style-name="ce15">
            <text:p>34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0317460317460299" table:style-name="ce15">
            <text:p>2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491803278688501" table:style-name="ce15">
            <text:p>44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3.4" table:style-name="ce11">
            <text:p>2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906976744185997" table:style-name="ce15">
            <text:p>40</text:p>
          </table:table-cell>
          <table:table-cell office:value-type="float" office:value="129" table:style-name="ce16">
            <text:p>1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8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263157894736796" table:style-name="ce15">
            <text:p>7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5849056603773608" table:style-name="ce15">
            <text:p>10</text:p>
          </table:table-cell>
          <table:table-cell office:value-type="float" office:value="106" table:style-name="ce16">
            <text:p>10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3</text:p>
          </table:table-cell>
          <table:table-cell office:value-type="string" table:style-name="ce10">
            <text:p>PRMA VISITA CARD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7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7" table:style-name="ce15">
            <text:p>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75" table:style-name="ce15">
            <text:p>12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8.75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" table:style-name="ce15">
            <text:p>3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0416666666667" table:style-name="ce15">
            <text:p>21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2083333333333" table:style-name="ce15">
            <text:p>25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521739130434803" table:style-name="ce15">
            <text:p>42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5" table:style-name="ce15">
            <text:p>3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" table:style-name="ce15">
            <text:p>5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0714285714285703" table:style-name="ce11">
            <text:p>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3333333333333304" table:style-name="ce15">
            <text:p>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</text:p>
          </table:table-cell>
          <table:table-cell office:value-type="string" table:style-name="ce10">
            <text:p>4311</text:p>
          </table:table-cell>
          <table:table-cell office:value-type="string" table:style-name="ce10">
            <text:p>GASTROSTOMIA PERCUTANEA ENDOSCOPICA PEG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368421052631597" table:style-name="ce15">
            <text:p>5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31</text:p>
          </table:table-cell>
          <table:table-cell office:value-type="string" table:style-name="ce10">
            <text:p>COLONSCOPIA - ILEOSCOPIA RETROGRAD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7" table:style-name="ce11">
            <text:p>3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405405405405403" table:style-name="ce15">
            <text:p>57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8333333333333" table:style-name="ce11">
            <text:p>4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3</text:p>
          </table:table-cell>
          <table:table-cell office:value-type="string" table:style-name="ce10">
            <text:p>PROCTOSIGMOIDOSCOPIA CON ENDOSCOPIO RIGID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6" table:style-name="ce11">
            <text:p>8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21</text:p>
          </table:table-cell>
          <table:table-cell office:value-type="string" table:style-name="ce10">
            <text:p>AN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45</text:p>
          </table:table-cell>
          <table:table-cell office:value-type="string" table:style-name="ce10">
            <text:p>LEGATURA DELLE EMORROID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.4" table:style-name="ce11">
            <text:p>3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23</text:p>
          </table:table-cell>
          <table:table-cell office:value-type="string" table:style-name="ce10">
            <text:p>RIMOZIONE DI UNGHIA, MATRICE UNGUEALE O PLICA UNGUE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295454545454497" table:style-name="ce15">
            <text:p>33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2777777777778" table:style-name="ce11">
            <text:p>17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021739130434803" table:style-name="ce15">
            <text:p>59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2</text:p>
          </table:table-cell>
          <table:table-cell office:value-type="string" table:style-name="ce10">
            <text:p>VISITA ANGI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3333333333333" table:style-name="ce15">
            <text:p>2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4</text:p>
          </table:table-cell>
          <table:table-cell office:value-type="string" table:style-name="ce10">
            <text:p>VISITA CHIRUR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75" table:style-name="ce15">
            <text:p>1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.714285714285699" table:style-name="ce11">
            <text:p>1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1.7777777777778" table:style-name="ce11">
            <text:p>92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6</text:p>
          </table:table-cell>
          <table:table-cell office:value-type="string" table:style-name="ce10">
            <text:p>VISITA CHIRURGICA VASCOL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44" table:style-name="ce15">
            <text:p>39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7.5" table:style-name="ce11">
            <text:p>138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2" table:style-name="ce15">
            <text:p>3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034482758620699" table:style-name="ce15">
            <text:p>11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2</text:p>
          </table:table-cell>
          <table:table-cell office:value-type="string" table:style-name="ce10">
            <text:p>PRIMA VISITA ANGIOLOGI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7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2" table:style-name="ce15">
            <text:p>2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315789473684202" table:style-name="ce15">
            <text:p>1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7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4</text:p>
          </table:table-cell>
          <table:table-cell office:value-type="string" table:style-name="ce10">
            <text:p>PRIMA VISITA CHIRURGICA GEN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1428571428571" table:style-name="ce11">
            <text:p>1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375" table:style-name="ce15">
            <text:p>2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146341463414601" table:style-name="ce15">
            <text:p>34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555555555556" table:style-name="ce15">
            <text:p>1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28571428571429" table:style-name="ce11">
            <text:p>8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0.181818181818201" table:style-name="ce15">
            <text:p>6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85714285714301" table:style-name="ce15">
            <text:p>23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8571428571428599" table:style-name="ce15">
            <text:p>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3636363636363598" table:style-name="ce11">
            <text:p>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75" table:style-name="ce15">
            <text:p>1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555555555556" table:style-name="ce15">
            <text:p>2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.5" table:style-name="ce11">
            <text:p>3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.8658536585365901" table:style-name="ce11">
            <text:p>6</text:p>
          </table:table-cell>
          <table:table-cell office:value-type="float" office:value="82" table:style-name="ce12">
            <text:p>8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4" table:style-name="ce11">
            <text:p>1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0625" table:style-name="ce11">
            <text:p>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.4" table:style-name="ce11">
            <text:p>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3.6666666666667" table:style-name="ce11">
            <text:p>5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9.3333333333333" table:style-name="ce11">
            <text:p>7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0.5833333333333" table:style-name="ce11">
            <text:p>6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1</text:p>
          </table:table-cell>
          <table:table-cell office:value-type="string" table:style-name="ce10">
            <text:p>TERAPIA CANALARE IN DENTE MONORADICOLA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2</text:p>
          </table:table-cell>
          <table:table-cell office:value-type="string" table:style-name="ce10">
            <text:p>TRATTAMENTO ORTODONTICO CON APPARECCH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6" table:style-name="ce11">
            <text:p>2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3</text:p>
          </table:table-cell>
          <table:table-cell office:value-type="string" table:style-name="ce10">
            <text:p>TRATTAMENTO ORTODONTICO CON APPARECCHI ORTOPEDICO FUN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6.25" table:style-name="ce11">
            <text:p>4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801</text:p>
          </table:table-cell>
          <table:table-cell office:value-type="string" table:style-name="ce10">
            <text:p>RIPARAZIONE DI APPARECCHIO ORTODON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.25" table:style-name="ce11">
            <text:p>1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7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769911504424797" table:style-name="ce15">
            <text:p>46</text:p>
          </table:table-cell>
          <table:table-cell office:value-type="float" office:value="226" table:style-name="ce16">
            <text:p>2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2307692307692" table:style-name="ce11">
            <text:p>10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130434782608699" table:style-name="ce15">
            <text:p>16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1428571428571" table:style-name="ce15">
            <text:p>18</text:p>
          </table:table-cell>
          <table:table-cell office:value-type="float" office:value="105" table:style-name="ce16">
            <text:p>10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5.6666666666667" table:style-name="ce11">
            <text:p>8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0952380952380896" table:style-name="ce11">
            <text:p>9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</text:p>
          </table:table-cell>
          <table:table-cell office:value-type="string" table:style-name="ce10">
            <text:p>86022</text:p>
          </table:table-cell>
          <table:table-cell office:value-type="string" table:style-name="ce10">
            <text:p>INFILTRAZIONE DI CHEL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5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4" table:style-name="ce11">
            <text:p>1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0.25" table:style-name="ce11">
            <text:p>4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5</text:p>
          </table:table-cell>
          <table:table-cell office:value-type="string" table:style-name="ce10">
            <text:p>VISITA DI CHIRURGIA PLAST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491379310344797" table:style-name="ce15">
            <text:p>41</text:p>
          </table:table-cell>
          <table:table-cell office:value-type="float" office:value="116" table:style-name="ce16">
            <text:p>1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5</text:p>
          </table:table-cell>
          <table:table-cell office:value-type="string" table:style-name="ce10">
            <text:p>PRIMA VISITA CHIRURGICA PLAST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9230769230769198" table:style-name="ce11">
            <text:p>8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066666666666698" table:style-name="ce15">
            <text:p>1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545454545454504" table:style-name="ce15">
            <text:p>8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0833333333333304" table:style-name="ce15">
            <text:p>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2916666666667" table:style-name="ce11">
            <text:p>12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2222222222222" table:style-name="ce11">
            <text:p>1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806451612903203" table:style-name="ce11">
            <text:p>34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</text:p>
          </table:table-cell>
          <table:table-cell office:value-type="string" table:style-name="ce10">
            <text:p>3822</text:p>
          </table:table-cell>
          <table:table-cell office:value-type="string" table:style-name="ce10">
            <text:p>ANGIOSCOPIA PERCUTAN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411</text:p>
          </table:table-cell>
          <table:table-cell office:value-type="string" table:style-name="ce10">
            <text:p>BIOPSIA DEL PE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111</text:p>
          </table:table-cell>
          <table:table-cell office:value-type="string" table:style-name="ce10">
            <text:p>BIOPSIA DELLA VULVA O DELLA CUTE PERINE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04</text:p>
          </table:table-cell>
          <table:table-cell office:value-type="string" table:style-name="ce10">
            <text:p>INCISIONE CON DRENAGGIO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428571428571399" table:style-name="ce15">
            <text:p>25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301</text:p>
          </table:table-cell>
          <table:table-cell office:value-type="string" table:style-name="ce10">
            <text:p>ASPORTAZIONE O DEMOLIZIONE LOCALE DI LESIONE O TESSUTO CUTANEO E SOTTOCUTANEO MEDIANTE CRI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0" table:style-name="ce11">
            <text:p>5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6" table:style-name="ce11">
            <text:p>7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4" table:style-name="ce11">
            <text:p>8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4.285714285714299" table:style-name="ce11">
            <text:p>54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303</text:p>
          </table:table-cell>
          <table:table-cell office:value-type="string" table:style-name="ce10">
            <text:p>ASPORTAZIONE O DEMOLIZIONE LOCALE DI LESIONE O TESSUTO CUTANEO E SOTTOCUTANEO,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118644067796602" table:style-name="ce15">
            <text:p>33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081081081081102" table:style-name="ce15">
            <text:p>42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7.5" table:style-name="ce11">
            <text:p>48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6.704545454545499" table:style-name="ce11">
            <text:p>27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83" table:style-name="ce11">
            <text:p>8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32" table:style-name="ce15">
            <text:p>54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.25" table:style-name="ce11">
            <text:p>27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8.130434782608702" table:style-name="ce11">
            <text:p>78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1" table:style-name="ce11">
            <text:p>3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332307692307701" table:style-name="ce15">
            <text:p>42</text:p>
          </table:table-cell>
          <table:table-cell office:value-type="float" office:value="325" table:style-name="ce16">
            <text:p>3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2222222222222" table:style-name="ce15">
            <text:p>3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904761904761898" table:style-name="ce15">
            <text:p>35</text:p>
          </table:table-cell>
          <table:table-cell office:value-type="float" office:value="84" table:style-name="ce16">
            <text:p>8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0.75" table:style-name="ce15">
            <text:p>4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700000000000003" table:style-name="ce15">
            <text:p>41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466666666666701" table:style-name="ce15">
            <text:p>1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697674418604699" table:style-name="ce15">
            <text:p>20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.6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758620689655203" table:style-name="ce15">
            <text:p>49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3333333333333" table:style-name="ce15">
            <text:p>1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117647058824" table:style-name="ce15">
            <text:p>18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9.5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200000000000003" table:style-name="ce15">
            <text:p>3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5208333333333" table:style-name="ce15">
            <text:p>44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5652173913043" table:style-name="ce11">
            <text:p>12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360655737704899" table:style-name="ce15">
            <text:p>19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172661870503603" table:style-name="ce15">
            <text:p>36</text:p>
          </table:table-cell>
          <table:table-cell office:value-type="float" office:value="139" table:style-name="ce16">
            <text:p>1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1428571428571401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.299999999999997" table:style-name="ce11">
            <text:p>39</text:p>
          </table:table-cell>
          <table:table-cell office:value-type="float" office:value="400" table:style-name="ce12">
            <text:p>40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917910447761201" table:style-name="ce15">
            <text:p>31</text:p>
          </table:table-cell>
          <table:table-cell office:value-type="float" office:value="134" table:style-name="ce16">
            <text:p>1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4.25" table:style-name="ce11">
            <text:p>5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75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5.5" table:style-name="ce11">
            <text:p>7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82</text:p>
          </table:table-cell>
          <table:table-cell office:value-type="string" table:style-name="ce10">
            <text:p>TERAPIA A LUCE ULTRAVIOLET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.9230769230769198" table:style-name="ce11">
            <text:p>3</text:p>
          </table:table-cell>
          <table:table-cell office:value-type="float" office:value="78" table:style-name="ce12">
            <text:p>7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</text:p>
          </table:table-cell>
          <table:table-cell office:value-type="string" table:style-name="ce10">
            <text:p>43111</text:p>
          </table:table-cell>
          <table:table-cell office:value-type="string" table:style-name="ce10">
            <text:p>SOSTITUZIONE GASTROSTOMIA E/O DIGIUNOSTOMIA PERCUTAN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133333333333301" table:style-name="ce11">
            <text:p>11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1875" table:style-name="ce15">
            <text:p>21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962264150943398" table:style-name="ce15">
            <text:p>45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31</text:p>
          </table:table-cell>
          <table:table-cell office:value-type="string" table:style-name="ce10">
            <text:p>COLONSCOPIA - ILEOSCOP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64705882352899" table:style-name="ce15">
            <text:p>17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823529411764699" table:style-name="ce11">
            <text:p>16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666666666667" table:style-name="ce15">
            <text:p>22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150000000000006" table:style-name="ce15">
            <text:p>67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5.5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3333333333333304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9.333333333333" table:style-name="ce11">
            <text:p>16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" table:style-name="ce15">
            <text:p>1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4615384615384599" table:style-name="ce11">
            <text:p>6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3333333333333304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5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930232558139501" table:style-name="ce15">
            <text:p>35</text:p>
          </table:table-cell>
          <table:table-cell office:value-type="float" office:value="86" table:style-name="ce16">
            <text:p>8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63" table:style-name="ce11">
            <text:p>6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891304347826093" table:style-name="ce15">
            <text:p>67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3.24242424242399" table:style-name="ce15">
            <text:p>183</text:p>
          </table:table-cell>
          <table:table-cell office:value-type="float" office:value="198" table:style-name="ce16">
            <text:p>19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75" table:style-name="ce15">
            <text:p>1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342105263157901" table:style-name="ce15">
            <text:p>28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0.3333333333333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290909090909103" table:style-name="ce15">
            <text:p>55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142857142857103" table:style-name="ce15">
            <text:p>3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154929577464799" table:style-name="ce15">
            <text:p>54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</text:p>
          </table:table-cell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7.1428571428571" table:style-name="ce11">
            <text:p>1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985185185185198" table:style-name="ce15">
            <text:p>24</text:p>
          </table:table-cell>
          <table:table-cell office:value-type="float" office:value="405" table:style-name="ce16">
            <text:p>40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473684210526301" table:style-name="ce15">
            <text:p>55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959183673469397" table:style-name="ce15">
            <text:p>73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471153846153801" table:style-name="ce11">
            <text:p>15</text:p>
          </table:table-cell>
          <table:table-cell office:value-type="float" office:value="104" table:style-name="ce12">
            <text:p>10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2.563636363636405" table:style-name="ce11">
            <text:p>73</text:p>
          </table:table-cell>
          <table:table-cell office:value-type="float" office:value="55" table:style-name="ce12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0" table:style-name="ce11">
            <text:p>4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" table:style-name="ce15">
            <text:p>4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0.180327868852" table:style-name="ce15">
            <text:p>170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0" table:style-name="ce15">
            <text:p>14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4.72379367720501" table:style-name="ce15">
            <text:p>135</text:p>
          </table:table-cell>
          <table:table-cell office:value-type="float" office:value="601" table:style-name="ce16">
            <text:p>60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91</text:p>
          </table:table-cell>
          <table:table-cell office:value-type="string" table:style-name="ce10">
            <text:p>TEST <text:s/>CARDIOVASCOLARI PER VALUTAZIONE DI NEUROPATIA AUTONOM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6.47368421052599" table:style-name="ce11">
            <text:p>14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75" table:style-name="ce15">
            <text:p>2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52" table:style-name="ce15">
            <text:p>43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6666666666667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1428571428571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8333333333333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4285714285714" table:style-name="ce15">
            <text:p>1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6666666666667" table:style-name="ce15">
            <text:p>2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5" table:style-name="ce15">
            <text:p>3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6428571428571" table:style-name="ce11">
            <text:p>1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" table:style-name="ce15">
            <text:p>4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533333333333303" table:style-name="ce15">
            <text:p>68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75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1</text:p>
          </table:table-cell>
          <table:table-cell office:value-type="string" table:style-name="ce10">
            <text:p>PRELIEVO DI SANGUE CAPILLAR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3.5" table:style-name="ce11">
            <text:p>7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8.488372093023301" table:style-name="ce11">
            <text:p>78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6" table:style-name="ce11">
            <text:p>26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6.3333333333333" table:style-name="ce11">
            <text:p>1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4.984984984985001" table:style-name="ce11">
            <text:p>25</text:p>
          </table:table-cell>
          <table:table-cell office:value-type="float" office:value="333" table:style-name="ce12">
            <text:p>3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7.756097560975597" table:style-name="ce11">
            <text:p>58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87.266666666666694" table:style-name="ce11">
            <text:p>87</text:p>
          </table:table-cell>
          <table:table-cell office:value-type="float" office:value="48" table:style-name="ce12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5.326923076923094" table:style-name="ce11">
            <text:p>75</text:p>
          </table:table-cell>
          <table:table-cell office:value-type="float" office:value="52" table:style-name="ce12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1" table:style-name="ce11">
            <text:p>1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3.94570135746599" table:style-name="ce15">
            <text:p>134</text:p>
          </table:table-cell>
          <table:table-cell office:value-type="float" office:value="251" table:style-name="ce16">
            <text:p>25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6.3333333333333" table:style-name="ce11">
            <text:p>1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6666666666667" table:style-name="ce15">
            <text:p>52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8571428571429" table:style-name="ce11">
            <text:p>1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6666666666666696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1428571428571" table:style-name="ce15">
            <text:p>2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2</text:p>
          </table:table-cell>
          <table:table-cell office:value-type="string" table:style-name="ce10">
            <text:p>PRELIEVO DI SANGUE VENOS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</text:p>
          </table:table-cell>
          <table:table-cell office:value-type="string" table:style-name="ce10">
            <text:p>38221</text:p>
          </table:table-cell>
          <table:table-cell office:value-type="string" table:style-name="ce10">
            <text:p>CAPILLAROSCOPIA CON VIDEOREGIST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3" table:style-name="ce11">
            <text:p>15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3.96" table:style-name="ce11">
            <text:p>54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0.7777777777778" table:style-name="ce11">
            <text:p>5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" table:style-name="ce15">
            <text:p>81</text:p>
          </table:table-cell>
          <table:table-cell office:value-type="float" office:value="166" table:style-name="ce16">
            <text:p>1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" table:style-name="ce15">
            <text:p>3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859649122806999" table:style-name="ce15">
            <text:p>68</text:p>
          </table:table-cell>
          <table:table-cell office:value-type="float" office:value="114" table:style-name="ce16">
            <text:p>1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3571428571429" table:style-name="ce15">
            <text:p>21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5172413793103505" table:style-name="ce15">
            <text:p>10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7" table:style-name="ce15">
            <text:p>7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3333333333333" table:style-name="ce15">
            <text:p>3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5" table:style-name="ce15">
            <text:p>3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6875" table:style-name="ce15">
            <text:p>38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87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3333333333333304" table:style-name="ce15">
            <text:p>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8333333333333299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9" table:style-name="ce11">
            <text:p>1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6428571428571" table:style-name="ce15">
            <text:p>2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820895522388099" table:style-name="ce15">
            <text:p>47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9102564102564" table:style-name="ce11">
            <text:p>16</text:p>
          </table:table-cell>
          <table:table-cell office:value-type="float" office:value="78" table:style-name="ce12">
            <text:p>7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</text:p>
          </table:table-cell>
          <table:table-cell office:value-type="string" table:style-name="ce10">
            <text:p>8901A</text:p>
          </table:table-cell>
          <table:table-cell office:value-type="string" table:style-name="ce10">
            <text:p>VISITA DI MEDICINA NUCLE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.5342465753425" table:style-name="ce11">
            <text:p>35</text:p>
          </table:table-cell>
          <table:table-cell office:value-type="float" office:value="73" table:style-name="ce12">
            <text:p>7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3</text:p>
          </table:table-cell>
          <table:table-cell office:value-type="string" table:style-name="ce10">
            <text:p>PRIMA VISITA DI MEDICINA NUCLE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" table:style-name="ce15">
            <text:p>3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2</text:p>
          </table:table-cell>
          <table:table-cell office:value-type="string" table:style-name="ce10">
            <text:p>SCINTIGRAFIA TIROIDEA CON CAPTAZIONE, CON O SENZA PROVE FARMACOLOG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6" table:style-name="ce11">
            <text:p>2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3</text:p>
          </table:table-cell>
          <table:table-cell office:value-type="string" table:style-name="ce10">
            <text:p>SCINTIGRAFIA TIROID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4</text:p>
          </table:table-cell>
          <table:table-cell office:value-type="string" table:style-name="ce10">
            <text:p>SCINTIGRAFIA TIROIDEA CON INDICATORI POS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1</text:p>
          </table:table-cell>
          <table:table-cell office:value-type="string" table:style-name="ce10">
            <text:p>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8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3</text:p>
          </table:table-cell>
          <table:table-cell office:value-type="string" table:style-name="ce10">
            <text:p>SCINTIGRAFIA SEQUENZIALE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9166666666666696" table:style-name="ce15">
            <text:p>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4</text:p>
          </table:table-cell>
          <table:table-cell office:value-type="string" table:style-name="ce10">
            <text:p>STUDIO DEL REFLUSSO VESCICO-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5</text:p>
          </table:table-cell>
          <table:table-cell office:value-type="string" table:style-name="ce10">
            <text:p>TOMO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28125" table:style-name="ce11">
            <text:p>9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41</text:p>
          </table:table-cell>
          <table:table-cell office:value-type="string" table:style-name="ce10">
            <text:p>SCINTIGRAFIA SEQUENZIALE DELLE GHIANDOLE SALIVARI CON STUDIO 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5</text:p>
          </table:table-cell>
          <table:table-cell office:value-type="string" table:style-name="ce10">
            <text:p>TOMOSCINTIGRAFIA <text:s/>CEREBRALE (S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9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6</text:p>
          </table:table-cell>
          <table:table-cell office:value-type="string" table:style-name="ce10">
            <text:p>TOMOSCINTIGRAFIA <text:s/>CEREBRALE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52631578947398" table:style-name="ce15">
            <text:p>3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3</text:p>
          </table:table-cell>
          <table:table-cell office:value-type="string" table:style-name="ce10">
            <text:p>SCINTIGRAFIA DELLE PARATIROID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51</text:p>
          </table:table-cell>
          <table:table-cell office:value-type="string" table:style-name="ce10">
            <text:p>SCINTIGRAFIA POLMONARE PERFUS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61</text:p>
          </table:table-cell>
          <table:table-cell office:value-type="string" table:style-name="ce10">
            <text:p>SCINTIGRAFIA LINFATICA E LINFOGHIANDOLARE SEGMENT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2</text:p>
          </table:table-cell>
          <table:table-cell office:value-type="string" table:style-name="ce10">
            <text:p>SCINTIGRAFIA OSSEA O 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4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333333333333" table:style-name="ce15">
            <text:p>11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6</text:p>
          </table:table-cell>
          <table:table-cell office:value-type="string" table:style-name="ce10">
            <text:p>TOMOSCINTIGRAFIA GLOBALE CORPOREA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6" table:style-name="ce11">
            <text:p>1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5" table:style-name="ce15">
            <text:p>2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410256410256402" table:style-name="ce15">
            <text:p>53</text:p>
          </table:table-cell>
          <table:table-cell office:value-type="float" office:value="117" table:style-name="ce16">
            <text:p>1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1</text:p>
          </table:table-cell>
          <table:table-cell office:value-type="string" table:style-name="ce10">
            <text:p>SCINTIGRAFIA SURRENALICA CORTIC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6</text:p>
          </table:table-cell>
          <table:table-cell office:value-type="string" table:style-name="ce10">
            <text:p>SCINTIGRAFIA SEGMENTARIA DOPO SCINTIGRAFIA TOTAL BODY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7777777777777799" table:style-name="ce15">
            <text:p>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1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1666666666667" table:style-name="ce11">
            <text:p>2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2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.75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200000000000003" table:style-name="ce11">
            <text:p>3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4</text:p>
          </table:table-cell>
          <table:table-cell office:value-type="string" table:style-name="ce10">
            <text:p>STUDIO FISICO-DOSIM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200000000000003" table:style-name="ce11">
            <text:p>3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6</text:p>
          </table:table-cell>
          <table:table-cell office:value-type="string" table:style-name="ce10">
            <text:p>DOSIMETRIA IN V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200000000000003" table:style-name="ce11">
            <text:p>3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sportiva</text:p>
          </table:table-cell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153846153846199" table:style-name="ce11">
            <text:p>14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2</text:p>
          </table:table-cell>
          <table:table-cell office:value-type="string" table:style-name="ce10">
            <text:p>TEST DA SFORZO DEI DUE GRADINI DI MASTERS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153846153846199" table:style-name="ce11">
            <text:p>14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153846153846199" table:style-name="ce11">
            <text:p>14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444</text:p>
          </table:table-cell>
          <table:table-cell office:value-type="string" table:style-name="ce10">
            <text:p>URINE ESAME PARZIALE (Acetone e glucosio quantitativo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153846153846199" table:style-name="ce11">
            <text:p>14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</text:p>
          </table:table-cell>
          <table:table-cell office:value-type="string" table:style-name="ce10">
            <text:p>8901B</text:p>
          </table:table-cell>
          <table:table-cell office:value-type="string" table:style-name="ce10">
            <text:p>VISITA NEF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7222222222222" table:style-name="ce11">
            <text:p>11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25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088495575221202" table:style-name="ce15">
            <text:p>61</text:p>
          </table:table-cell>
          <table:table-cell office:value-type="float" office:value="113" table:style-name="ce16">
            <text:p>1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4</text:p>
          </table:table-cell>
          <table:table-cell office:value-type="string" table:style-name="ce10">
            <text:p>PRIMA VISITA NEFROLOG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3809523809523796" table:style-name="ce11">
            <text:p>4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4166666666666696" table:style-name="ce15">
            <text:p>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037037037037003" table:style-name="ce15">
            <text:p>57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12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</text:p>
          </table:table-cell>
          <table:table-cell office:value-type="string" table:style-name="ce10">
            <text:p>88711</text:p>
          </table:table-cell>
          <table:table-cell office:value-type="string" table:style-name="ce10">
            <text:p>ECOENCEFAL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818181818181801" table:style-name="ce11">
            <text:p>1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25" table:style-name="ce11">
            <text:p>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7241379310344804" table:style-name="ce11">
            <text:p>8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6666666666667" table:style-name="ce15">
            <text:p>2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658536585365901" table:style-name="ce15">
            <text:p>55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4230769230769198" table:style-name="ce11">
            <text:p>8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0769230769231" table:style-name="ce15">
            <text:p>1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454545454545499" table:style-name="ce15">
            <text:p>23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2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3333333333333299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9</text:p>
          </table:table-cell>
          <table:table-cell office:value-type="string" table:style-name="ce10">
            <text:p>INIEZIONE DI TOSSINA BOTULIN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4" table:style-name="ce11">
            <text:p>24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9.53488372093" table:style-name="ce15">
            <text:p>200</text:p>
          </table:table-cell>
          <table:table-cell office:value-type="float" office:value="86" table:style-name="ce16">
            <text:p>8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8.8" table:style-name="ce11">
            <text:p>7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5" table:style-name="ce15">
            <text:p>2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1666666666667" table:style-name="ce15">
            <text:p>1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7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611111111111" table:style-name="ce15">
            <text:p>18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5" table:style-name="ce15">
            <text:p>4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5" table:style-name="ce15">
            <text:p>3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05" table:style-name="ce15">
            <text:p>27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2608695652173898" table:style-name="ce11">
            <text:p>7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6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5555555555555607" table:style-name="ce15">
            <text:p>9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985294117647101" table:style-name="ce15">
            <text:p>34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1</text:p>
          </table:table-cell>
          <table:table-cell office:value-type="string" table:style-name="ce10">
            <text:p>VISITA NE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1111111111111" table:style-name="ce11">
            <text:p>39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1.529411764705898" table:style-name="ce11">
            <text:p>22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58.4444444444444" table:style-name="ce11">
            <text:p>5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2" table:style-name="ce15">
            <text:p>5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5500000000000007" table:style-name="ce15">
            <text:p>10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607843137254903" table:style-name="ce15">
            <text:p>49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</text:p>
          </table:table-cell>
          <table:table-cell office:value-type="string" table:style-name="ce10">
            <text:p>ELETTROENCEFALOGRAM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3333333333333304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7741935483871" table:style-name="ce15">
            <text:p>27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2</text:p>
          </table:table-cell>
          <table:table-cell office:value-type="string" table:style-name="ce10">
            <text:p>ELETTROENCEFALOGRAMMA CON PRIVAZIONE DEL SON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" table:style-name="ce15">
            <text:p>3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91</text:p>
          </table:table-cell>
          <table:table-cell office:value-type="string" table:style-name="ce10">
            <text:p>ELETTROENCEFALOGRAMMA CON VIDEOREGIST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1</text:p>
          </table:table-cell>
          <table:table-cell office:value-type="string" table:style-name="ce10">
            <text:p>ELETTROMIOGRAFIA SEMPLICE [EMG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0689655172414" table:style-name="ce15">
            <text:p>12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3</text:p>
          </table:table-cell>
          <table:table-cell office:value-type="string" table:style-name="ce10">
            <text:p>ELETTROMIOGRAFIA DI UNITA'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5</text:p>
          </table:table-cell>
          <table:table-cell office:value-type="string" table:style-name="ce10">
            <text:p>RISPOSTE RIFLESS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1</text:p>
          </table:table-cell>
          <table:table-cell office:value-type="string" table:style-name="ce10">
            <text:p>VELOCITA' DI CONDUZIONE NERVOSA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875" table:style-name="ce15">
            <text:p>18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172413793103399" table:style-name="ce15">
            <text:p>18</text:p>
          </table:table-cell>
          <table:table-cell office:value-type="float" office:value="174" table:style-name="ce16">
            <text:p>17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2</text:p>
          </table:table-cell>
          <table:table-cell office:value-type="string" table:style-name="ce10">
            <text:p>VELOCITA' DI CONDUZIONE NERVOSA <text:s/>SENS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117647058823501" table:style-name="ce15">
            <text:p>18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03658536585399" table:style-name="ce15">
            <text:p>19</text:p>
          </table:table-cell>
          <table:table-cell office:value-type="float" office:value="164" table:style-name="ce16">
            <text:p>16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7.5" table:style-name="ce11">
            <text:p>11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9.428571428571402" table:style-name="ce15">
            <text:p>79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7" table:style-name="ce11">
            <text:p>7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" table:style-name="ce15">
            <text:p>77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1</text:p>
          </table:table-cell>
          <table:table-cell office:value-type="string" table:style-name="ce10">
            <text:p>SOMMINISTRAZIONE DI TEST DELLE FUNZIONI ESECUT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1.833333333333" table:style-name="ce11">
            <text:p>112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7.964285714285694" table:style-name="ce15">
            <text:p>88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2</text:p>
          </table:table-cell>
          <table:table-cell office:value-type="string" table:style-name="ce10">
            <text:p>SOMMINISTRAZIONE DI TEST DELLE <text:s/>ABILITA' VISUO SPAZ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1" table:style-name="ce11">
            <text:p>7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8" table:style-name="ce15">
            <text:p>8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1" table:style-name="ce11">
            <text:p>7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8.714285714285694" table:style-name="ce11">
            <text:p>8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7" table:style-name="ce11">
            <text:p>7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.285714285714301" table:style-name="ce11">
            <text:p>1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3</text:p>
          </table:table-cell>
          <table:table-cell office:value-type="string" table:style-name="ce10">
            <text:p>POTENZIALI EVOCATI VISIVI <text:s/>(VEP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</text:p>
          </table:table-cell>
          <table:table-cell office:value-type="string" table:style-name="ce10">
            <text:p>0919</text:p>
          </table:table-cell>
          <table:table-cell office:value-type="string" table:style-name="ce10">
            <text:p>ALTRE PROCEDURE DIAGNOSTICHE SULL'APPARATO LACRIM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1991</text:p>
          </table:table-cell>
          <table:table-cell office:value-type="string" table:style-name="ce10">
            <text:p>APPLICAZIONE TERAPEUTICA DI LENTE A CONTAT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200000000000003" table:style-name="ce11">
            <text:p>3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214</text:p>
          </table:table-cell>
          <table:table-cell office:value-type="string" table:style-name="ce10">
            <text:p>IRIDECTOM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8333333333333" table:style-name="ce11">
            <text:p>2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51" table:style-name="ce11">
            <text:p>2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0.16666666666703" table:style-name="ce15">
            <text:p>40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64</text:p>
          </table:table-cell>
          <table:table-cell office:value-type="string" table:style-name="ce10">
            <text:p>CAPSULOTOMIA YAG-LASER PER CATARATTA SECOND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32</text:p>
          </table:table-cell>
          <table:table-cell office:value-type="string" table:style-name="ce10">
            <text:p>RIPARAZIONE DI LACERAZIONE DELLA RETINA MEDIANTE CRIOTERA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0" table:style-name="ce11">
            <text:p>5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34</text:p>
          </table:table-cell>
          <table:table-cell office:value-type="string" table:style-name="ce10">
            <text:p>RIPARAZIONE DI LACERAZIONE DELLA RETINA MEDIANTE FOTOCOAGULAZIONE CON ARGON (LASER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272727272727298" table:style-name="ce11">
            <text:p>2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75</text:p>
          </table:table-cell>
          <table:table-cell office:value-type="string" table:style-name="ce10">
            <text:p>INIEZIONE INTRAVITREALE DI SOSTANZE TERAPEU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787878787878803" table:style-name="ce11">
            <text:p>33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2</text:p>
          </table:table-cell>
          <table:table-cell office:value-type="string" table:style-name="ce10">
            <text:p>VALUTAZIONE ORTOT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571428571428601" table:style-name="ce11">
            <text:p>2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0.890909090909098" table:style-name="ce11">
            <text:p>61</text:p>
          </table:table-cell>
          <table:table-cell office:value-type="float" office:value="55" table:style-name="ce12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820512820512803" table:style-name="ce15">
            <text:p>46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</text:p>
          </table:table-cell>
          <table:table-cell office:value-type="string" table:style-name="ce10">
            <text:p>PRIMA VISITA OCULIS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071428571428601" table:style-name="ce15">
            <text:p>2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713114754098399" table:style-name="ce15">
            <text:p>36</text:p>
          </table:table-cell>
          <table:table-cell office:value-type="float" office:value="122" table:style-name="ce16">
            <text:p>1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1666666666667" table:style-name="ce15">
            <text:p>2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857142857142897" table:style-name="ce15">
            <text:p>47</text:p>
          </table:table-cell>
          <table:table-cell office:value-type="float" office:value="84" table:style-name="ce16">
            <text:p>8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7.8333333333333" table:style-name="ce11">
            <text:p>2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984615384615399" table:style-name="ce15">
            <text:p>30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375" table:style-name="ce15">
            <text:p>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99009900990101" table:style-name="ce15">
            <text:p>30</text:p>
          </table:table-cell>
          <table:table-cell office:value-type="float" office:value="101" table:style-name="ce16">
            <text:p>10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1" table:style-name="ce11">
            <text:p>5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25" table:style-name="ce15">
            <text:p>3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684210526315802" table:style-name="ce15">
            <text:p>4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75" table:style-name="ce11">
            <text:p>1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9473684210526" table:style-name="ce15">
            <text:p>14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872" table:style-name="ce15">
            <text:p>38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1</text:p>
          </table:table-cell>
          <table:table-cell office:value-type="string" table:style-name="ce10">
            <text:p>VISITA OCULIST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1.3333333333333" table:style-name="ce11">
            <text:p>3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543478260869598" table:style-name="ce15">
            <text:p>50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8" table:style-name="ce15">
            <text:p>4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13636363636402" table:style-name="ce15">
            <text:p>33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9.9298245614035" table:style-name="ce11">
            <text:p>50</text:p>
          </table:table-cell>
          <table:table-cell office:value-type="float" office:value="57" table:style-name="ce12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97" table:style-name="ce11">
            <text:p>9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2.689956331877703" table:style-name="ce11">
            <text:p>63</text:p>
          </table:table-cell>
          <table:table-cell office:value-type="float" office:value="229" table:style-name="ce12">
            <text:p>2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5" table:style-name="ce15">
            <text:p>3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078431372548998" table:style-name="ce15">
            <text:p>52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31</text:p>
          </table:table-cell>
          <table:table-cell office:value-type="string" table:style-name="ce10">
            <text:p>STUDIO DELLA TOPOGRAF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6.400000000000006" table:style-name="ce11">
            <text:p>6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5</text:p>
          </table:table-cell>
          <table:table-cell office:value-type="string" table:style-name="ce10">
            <text:p>STUDIO DEL CAMPO VISIV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5.727272727272698" table:style-name="ce11">
            <text:p>3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8333333333333" table:style-name="ce11">
            <text:p>3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977777777777799" table:style-name="ce15">
            <text:p>2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71</text:p>
          </table:table-cell>
          <table:table-cell office:value-type="string" table:style-name="ce10">
            <text:p>STUDIO DELLA SENSIBILITA' AL CONTRAS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2.25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454545454545503" table:style-name="ce15">
            <text:p>38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435897435897399" table:style-name="ce15">
            <text:p>28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68" table:style-name="ce15">
            <text:p>32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3.8888888888889" table:style-name="ce11">
            <text:p>8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8" table:style-name="ce11">
            <text:p>1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039473684210499" table:style-name="ce15">
            <text:p>31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2</text:p>
          </table:table-cell>
          <table:table-cell office:value-type="string" table:style-name="ce10">
            <text:p>ANGIOGRAFIA CON FLUORESCEINA O ANGIOSCOP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5714285714286" table:style-name="ce11">
            <text:p>1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3.225961538461505" table:style-name="ce15">
            <text:p>83</text:p>
          </table:table-cell>
          <table:table-cell office:value-type="float" office:value="208" table:style-name="ce16">
            <text:p>20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</text:p>
          </table:table-cell>
          <table:table-cell office:value-type="string" table:style-name="ce10">
            <text:p>ECOGRAF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1" table:style-name="ce11">
            <text:p>7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2</text:p>
          </table:table-cell>
          <table:table-cell office:value-type="string" table:style-name="ce10">
            <text:p>BIOMICROSCOP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8.5" table:style-name="ce11">
            <text:p>6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5</text:p>
          </table:table-cell>
          <table:table-cell office:value-type="string" table:style-name="ce10">
            <text:p>STUDIO DELLA MOTILITA' OCU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.1666666666667" table:style-name="ce11">
            <text:p>2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1.411764705882398" table:style-name="ce11">
            <text:p>61</text:p>
          </table:table-cell>
          <table:table-cell office:value-type="float" office:value="51" table:style-name="ce12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3.657142857142901" table:style-name="ce11">
            <text:p>44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</text:p>
          </table:table-cell>
          <table:table-cell office:value-type="string" table:style-name="ce10">
            <text:p>TEST FUNZIONALI OBIETTIVI DELL'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.818181818181799" table:style-name="ce11">
            <text:p>3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6</text:p>
          </table:table-cell>
          <table:table-cell office:value-type="string" table:style-name="ce10">
            <text:p>TONOGRAFIA, TEST DI PROVOCAZIONE E ALTRI TEST PER IL GLAUCO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1.6666666666667" table:style-name="ce11">
            <text:p>7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4.909090909090899" table:style-name="ce11">
            <text:p>5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.6666666666667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4.6666666666667" table:style-name="ce11">
            <text:p>5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1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1.8333333333333" table:style-name="ce11">
            <text:p>4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9.5555555555556" table:style-name="ce11">
            <text:p>8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.609756097561" table:style-name="ce11">
            <text:p>28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7.142857142857096" table:style-name="ce11">
            <text:p>6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4.785714285714299" table:style-name="ce11">
            <text:p>3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.8888888888889" table:style-name="ce11">
            <text:p>2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0.4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1</text:p>
          </table:table-cell>
          <table:table-cell office:value-type="string" table:style-name="ce10">
            <text:p>TERAPIA CANALARE IN DENTE MONO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2" table:style-name="ce11">
            <text:p>8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2</text:p>
          </table:table-cell>
          <table:table-cell office:value-type="string" table:style-name="ce10">
            <text:p>TERAPIA CANALARE IN DENTE PLURI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391</text:p>
          </table:table-cell>
          <table:table-cell office:value-type="string" table:style-name="ce10">
            <text:p>LEVIGATURA DELLE RAD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4" table:style-name="ce11">
            <text:p>6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2</text:p>
          </table:table-cell>
          <table:table-cell office:value-type="string" table:style-name="ce10">
            <text:p>ALTRA RADIOGRAFIA DENTA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7.6666666666667" table:style-name="ce11">
            <text:p>4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2.6666666666667" table:style-name="ce11">
            <text:p>4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125" table:style-name="ce11">
            <text:p>2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6.5" table:style-name="ce11">
            <text:p>3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.6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4.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5" table:style-name="ce15">
            <text:p>2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4375" table:style-name="ce15">
            <text:p>24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" table:style-name="ce15">
            <text:p>3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428571428571399" table:style-name="ce15">
            <text:p>2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8.153846153846203" table:style-name="ce11">
            <text:p>48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7.3333333333333304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9473684210526301" table:style-name="ce15">
            <text:p>8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3.8055555555556" table:style-name="ce11">
            <text:p>44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5588235294117592" table:style-name="ce15">
            <text:p>10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75" table:style-name="ce15">
            <text:p>2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942528735632202" table:style-name="ce15">
            <text:p>22</text:p>
          </table:table-cell>
          <table:table-cell office:value-type="float" office:value="87" table:style-name="ce16">
            <text:p>8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.5625" table:style-name="ce11">
            <text:p>2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7.375" table:style-name="ce11">
            <text:p>6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</text:p>
          </table:table-cell>
          <table:table-cell office:value-type="string" table:style-name="ce10">
            <text:p>8901F</text:p>
          </table:table-cell>
          <table:table-cell office:value-type="string" table:style-name="ce10">
            <text:p>VISITA ONC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0.868055555556" table:style-name="ce11">
            <text:p>171</text:p>
          </table:table-cell>
          <table:table-cell office:value-type="float" office:value="144" table:style-name="ce12">
            <text:p>1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6</text:p>
          </table:table-cell>
          <table:table-cell office:value-type="string" table:style-name="ce10">
            <text:p>PRIMA VISITA ON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99999999999999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088235294117601" table:style-name="ce15">
            <text:p>14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1428571428571401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.6" table:style-name="ce11">
            <text:p>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1428571428571" table:style-name="ce11">
            <text:p>12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G</text:p>
          </table:table-cell>
          <table:table-cell office:value-type="string" table:style-name="ce10">
            <text:p>VISITA ORTOPED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9868421052632" table:style-name="ce15">
            <text:p>19</text:p>
          </table:table-cell>
          <table:table-cell office:value-type="float" office:value="228" table:style-name="ce16">
            <text:p>2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.261363636363601" table:style-name="ce11">
            <text:p>19</text:p>
          </table:table-cell>
          <table:table-cell office:value-type="float" office:value="88" table:style-name="ce12">
            <text:p>8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6496062992126" table:style-name="ce15">
            <text:p>31</text:p>
          </table:table-cell>
          <table:table-cell office:value-type="float" office:value="254" table:style-name="ce16">
            <text:p>25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7</text:p>
          </table:table-cell>
          <table:table-cell office:value-type="string" table:style-name="ce10">
            <text:p>PRIMA VISITA ORTOP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8" table:style-name="ce11">
            <text:p>1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977272727272702" table:style-name="ce15">
            <text:p>25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428571428571399" table:style-name="ce15">
            <text:p>26</text:p>
          </table:table-cell>
          <table:table-cell office:value-type="float" office:value="112" table:style-name="ce16">
            <text:p>1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589743589743598" table:style-name="ce15">
            <text:p>25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090909090909101" table:style-name="ce11">
            <text:p>1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052631578947398" table:style-name="ce15">
            <text:p>2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6086956521739" table:style-name="ce15">
            <text:p>5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9411764705882" table:style-name="ce11">
            <text:p>15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2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384615384615399" table:style-name="ce11">
            <text:p>1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8</text:p>
          </table:table-cell>
          <table:table-cell office:value-type="string" table:style-name="ce10">
            <text:p>RIMOZIONE DI DISPOSITIVO ESTERNO DI IMMOBILIZZ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.806818181818201" table:style-name="ce11">
            <text:p>19</text:p>
          </table:table-cell>
          <table:table-cell office:value-type="float" office:value="88" table:style-name="ce12">
            <text:p>8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3.5555555555556" table:style-name="ce11">
            <text:p>2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492063492063501" table:style-name="ce11">
            <text:p>28</text:p>
          </table:table-cell>
          <table:table-cell office:value-type="float" office:value="63" table:style-name="ce12">
            <text:p>6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</text:p>
          </table:table-cell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.700000000000003" table:style-name="ce11">
            <text:p>3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8121</text:p>
          </table:table-cell>
          <table:table-cell office:value-type="string" table:style-name="ce10">
            <text:p>ISTE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5.5" table:style-name="ce11">
            <text:p>3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934782608695599" table:style-name="ce15">
            <text:p>39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992</text:p>
          </table:table-cell>
          <table:table-cell office:value-type="string" table:style-name="ce10">
            <text:p>INSEMINAZIONE ARTIFI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021</text:p>
          </table:table-cell>
          <table:table-cell office:value-type="string" table:style-name="ce10">
            <text:p>COLP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" table:style-name="ce15">
            <text:p>4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.6944444444444" table:style-name="ce15">
            <text:p>64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1</text:p>
          </table:table-cell>
          <table:table-cell office:value-type="string" table:style-name="ce10">
            <text:p>PRELIEVO DEI VILLI C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2</text:p>
          </table:table-cell>
          <table:table-cell office:value-type="string" table:style-name="ce10">
            <text:p>AMNIOCENTESI PRECO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6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341</text:p>
          </table:table-cell>
          <table:table-cell office:value-type="string" table:style-name="ce10">
            <text:p>CARDIOTOC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58" table:style-name="ce11">
            <text:p>7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5</text:p>
          </table:table-cell>
          <table:table-cell office:value-type="string" table:style-name="ce10">
            <text:p>ECOCARDIOGRAMMA FE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5" table:style-name="ce11">
            <text:p>2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.5" table:style-name="ce11">
            <text:p>3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2</text:p>
          </table:table-cell>
          <table:table-cell office:value-type="string" table:style-name="ce10">
            <text:p>ECO(COLOR)DOPPLER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841584158415801" table:style-name="ce11">
            <text:p>13</text:p>
          </table:table-cell>
          <table:table-cell office:value-type="float" office:value="101" table:style-name="ce12">
            <text:p>10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</text:p>
          </table:table-cell>
          <table:table-cell office:value-type="string" table:style-name="ce10">
            <text:p>ECOGRAFIA 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" table:style-name="ce15">
            <text:p>2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903846153846203" table:style-name="ce15">
            <text:p>37</text:p>
          </table:table-cell>
          <table:table-cell office:value-type="float" office:value="104" table:style-name="ce16">
            <text:p>10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2.2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776548672566399" table:style-name="ce15">
            <text:p>22</text:p>
          </table:table-cell>
          <table:table-cell office:value-type="float" office:value="452" table:style-name="ce16">
            <text:p>4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1</text:p>
          </table:table-cell>
          <table:table-cell office:value-type="string" table:style-name="ce10">
            <text:p>ECOGRAFIA OVA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.3793103448275899" table:style-name="ce11">
            <text:p>4</text:p>
          </table:table-cell>
          <table:table-cell office:value-type="float" office:value="87" table:style-name="ce12">
            <text:p>8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2</text:p>
          </table:table-cell>
          <table:table-cell office:value-type="string" table:style-name="ce10">
            <text:p>ECOGRAFIA GINE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" table:style-name="ce15">
            <text:p>4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7</text:p>
          </table:table-cell>
          <table:table-cell office:value-type="string" table:style-name="ce10">
            <text:p>ECOGRAFIA TRANSVAGI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8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086206896551701" table:style-name="ce15">
            <text:p>74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3.714285714285701" table:style-name="ce11">
            <text:p>34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153846153846199" table:style-name="ce11">
            <text:p>11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5" table:style-name="ce15">
            <text:p>21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3" table:style-name="ce15">
            <text:p>9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058823529411796" table:style-name="ce15">
            <text:p>7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615384615384599" table:style-name="ce15">
            <text:p>2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173913043478301" table:style-name="ce15">
            <text:p>50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727272727272702" table:style-name="ce15">
            <text:p>1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859375" table:style-name="ce15">
            <text:p>20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2</text:p>
          </table:table-cell>
          <table:table-cell office:value-type="string" table:style-name="ce10">
            <text:p>VISITA GINEC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121951219512201" table:style-name="ce11">
            <text:p>19</text:p>
          </table:table-cell>
          <table:table-cell office:value-type="float" office:value="82" table:style-name="ce12">
            <text:p>8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5.6666666666667" table:style-name="ce11">
            <text:p>7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3.6893203883495" table:style-name="ce11">
            <text:p>84</text:p>
          </table:table-cell>
          <table:table-cell office:value-type="float" office:value="103" table:style-name="ce12">
            <text:p>10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5625" table:style-name="ce15">
            <text:p>3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3</text:p>
          </table:table-cell>
          <table:table-cell office:value-type="string" table:style-name="ce10">
            <text:p>PRIMA VISITA <text:s/>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.3333333333333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9411764705882" table:style-name="ce15">
            <text:p>13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4</text:p>
          </table:table-cell>
          <table:table-cell office:value-type="string" table:style-name="ce10">
            <text:p>VISITA <text:s/>OSTETRICA <text:s/>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1428571428571" table:style-name="ce15">
            <text:p>24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70348837209301" table:style-name="ce15">
            <text:p>19</text:p>
          </table:table-cell>
          <table:table-cell office:value-type="float" office:value="344" table:style-name="ce16">
            <text:p>3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2222222222222197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025641025641001" table:style-name="ce11">
            <text:p>11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1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4166666666666696" table:style-name="ce11">
            <text:p>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090909090909101" table:style-name="ce11">
            <text:p>39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18</text:p>
          </table:table-cell>
          <table:table-cell office:value-type="string" table:style-name="ce10">
            <text:p>INSERZIONE DI ALTRO PESSARIO VAGI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1" table:style-name="ce11">
            <text:p>8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71</text:p>
          </table:table-cell>
          <table:table-cell office:value-type="string" table:style-name="ce10">
            <text:p>RIMOZIONE DI DISPOSITIVO CONTRACCETTIVO intrauteruino o intradermico sottocutaneo di progest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866666666666699" table:style-name="ce11">
            <text:p>30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</text:p>
          </table:table-cell>
          <table:table-cell office:value-type="string" table:style-name="ce10">
            <text:p>1819</text:p>
          </table:table-cell>
          <table:table-cell office:value-type="string" table:style-name="ce10">
            <text:p>OTOMIC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399999999999999" table:style-name="ce11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6.1666666666667" table:style-name="ce11">
            <text:p>2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5714285714286" table:style-name="ce11">
            <text:p>1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129032258064498" table:style-name="ce15">
            <text:p>34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1</text:p>
          </table:table-cell>
          <table:table-cell office:value-type="string" table:style-name="ce10">
            <text:p>LARINGOSCOPIA INDIRET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2</text:p>
          </table:table-cell>
          <table:table-cell office:value-type="string" table:style-name="ce10">
            <text:p>LARINGOSTROB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H</text:p>
          </table:table-cell>
          <table:table-cell office:value-type="string" table:style-name="ce10">
            <text:p>VISITA ORL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75" table:style-name="ce15">
            <text:p>1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6.25" table:style-name="ce11">
            <text:p>2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5.6666666666667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6.392857142857103" table:style-name="ce11">
            <text:p>46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6.1666666666667" table:style-name="ce11">
            <text:p>2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1.821428571428598" table:style-name="ce11">
            <text:p>42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9649122807018" table:style-name="ce15">
            <text:p>30</text:p>
          </table:table-cell>
          <table:table-cell office:value-type="float" office:value="114" table:style-name="ce16">
            <text:p>1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.3913043478261" table:style-name="ce11">
            <text:p>11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090909090909101" table:style-name="ce11">
            <text:p>1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8</text:p>
          </table:table-cell>
          <table:table-cell office:value-type="string" table:style-name="ce10">
            <text:p>POTENZIALI EVOCATI UD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8</text:p>
          </table:table-cell>
          <table:table-cell office:value-type="string" table:style-name="ce10">
            <text:p>PRIMA VISITA ORL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3" table:style-name="ce11">
            <text:p>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25" table:style-name="ce15">
            <text:p>1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39024390243901" table:style-name="ce15">
            <text:p>19</text:p>
          </table:table-cell>
          <table:table-cell office:value-type="float" office:value="82" table:style-name="ce16">
            <text:p>8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0833333333333" table:style-name="ce15">
            <text:p>2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5.75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3333333333333" table:style-name="ce15">
            <text:p>2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258064516128997" table:style-name="ce15">
            <text:p>43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5.8888888888889" table:style-name="ce11">
            <text:p>3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052631578947398" table:style-name="ce15">
            <text:p>56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8823529411764692" table:style-name="ce11">
            <text:p>10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439024390243901" table:style-name="ce15">
            <text:p>16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90322580645199" table:style-name="ce15">
            <text:p>22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9285714285714302" table:style-name="ce11">
            <text:p>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2" table:style-name="ce15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5192307692307701" table:style-name="ce15">
            <text:p>8</text:p>
          </table:table-cell>
          <table:table-cell office:value-type="float" office:value="104" table:style-name="ce16">
            <text:p>10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35</text:p>
          </table:table-cell>
          <table:table-cell office:value-type="string" table:style-name="ce10">
            <text:p>ESAME MICROSCOPICO DI STRISCIO O APPOSIZIONE DI CITOASPIRATO LINFOGHIAND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721</text:p>
          </table:table-cell>
          <table:table-cell office:value-type="string" table:style-name="ce10">
            <text:p>TRAINING PER DISFASIA [LOGOPEDI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7472527472527499" table:style-name="ce15">
            <text:p>4</text:p>
          </table:table-cell>
          <table:table-cell office:value-type="float" office:value="91" table:style-name="ce16">
            <text:p>9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2307692307692299" table:style-name="ce11">
            <text:p>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5" table:style-name="ce11">
            <text:p>6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6666666666667" table:style-name="ce15">
            <text:p>1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2612612612613" table:style-name="ce15">
            <text:p>19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2</text:p>
          </table:table-cell>
          <table:table-cell office:value-type="string" table:style-name="ce10">
            <text:p>ESAME AUDIOMETRICO VO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9249999999999998" table:style-name="ce15">
            <text:p>5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2307692307692299" table:style-name="ce11">
            <text:p>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42307692307701" table:style-name="ce15">
            <text:p>21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4</text:p>
          </table:table-cell>
          <table:table-cell office:value-type="string" table:style-name="ce10">
            <text:p>ESAME AUDIOMETRICO CONDIZIONATO INFANT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.4444444444444" table:style-name="ce11">
            <text:p>2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2</text:p>
          </table:table-cell>
          <table:table-cell office:value-type="string" table:style-name="ce10">
            <text:p>IMPEDENZOMET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2121212121212102" table:style-name="ce15">
            <text:p>4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.25" table:style-name="ce11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5" table:style-name="ce11">
            <text:p>6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096774193548399" table:style-name="ce15">
            <text:p>21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81</text:p>
          </table:table-cell>
          <table:table-cell office:value-type="string" table:style-name="ce10">
            <text:p>MESSA A PUNTO DI MEZZI PER L'UDI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25" table:style-name="ce11">
            <text:p>1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2</text:p>
          </table:table-cell>
          <table:table-cell office:value-type="string" table:style-name="ce10">
            <text:p>IRRIGAZIONE DELL'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</text:p>
          </table:table-cell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5.2631578947368" table:style-name="ce11">
            <text:p>55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0.106382978723403" table:style-name="ce11">
            <text:p>90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1.5" table:style-name="ce11">
            <text:p>7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6</text:p>
          </table:table-cell>
          <table:table-cell office:value-type="string" table:style-name="ce10">
            <text:p>POLI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2.5" table:style-name="ce11">
            <text:p>6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26086956521699" table:style-name="ce15">
            <text:p>15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7.6" table:style-name="ce15">
            <text:p>5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1" table:style-name="ce15">
            <text:p>5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.692307692307701" table:style-name="ce11">
            <text:p>40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6666666666667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71</text:p>
          </table:table-cell>
          <table:table-cell office:value-type="string" table:style-name="ce10">
            <text:p>GLUCOSIO [S/P/U/dU/L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4.4444444444444" table:style-name="ce11">
            <text:p>54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81</text:p>
          </table:table-cell>
          <table:table-cell office:value-type="string" table:style-name="ce10">
            <text:p>Hb - EMOGLOBINA GL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4.4444444444444" table:style-name="ce11">
            <text:p>54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3333333333333" table:style-name="ce11">
            <text:p>1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</text:p>
          </table:table-cell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4.5" table:style-name="ce11">
            <text:p>4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322</text:p>
          </table:table-cell>
          <table:table-cell office:value-type="string" table:style-name="ce10">
            <text:p>BRONCOSCOPIA CON FIBRE OT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17.75" table:style-name="ce11">
            <text:p>11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1.783783783784" table:style-name="ce15">
            <text:p>192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8.3" table:style-name="ce11">
            <text:p>5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2" table:style-name="ce15">
            <text:p>61</text:p>
          </table:table-cell>
          <table:table-cell office:value-type="float" office:value="165" table:style-name="ce16">
            <text:p>16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7</text:p>
          </table:table-cell>
          <table:table-cell office:value-type="string" table:style-name="ce10">
            <text:p>POLISONN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2.522727272727" table:style-name="ce11">
            <text:p>143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3.4166666666667" table:style-name="ce11">
            <text:p>83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6.5" table:style-name="ce11">
            <text:p>9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153846153846199" table:style-name="ce15">
            <text:p>3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2</text:p>
          </table:table-cell>
          <table:table-cell office:value-type="string" table:style-name="ce10">
            <text:p>SPIROMETRIA GLOB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1.70967741935499" table:style-name="ce11">
            <text:p>182</text:p>
          </table:table-cell>
          <table:table-cell office:value-type="float" office:value="62" table:style-name="ce12">
            <text:p>6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6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25" table:style-name="ce15">
            <text:p>1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238532110091697" table:style-name="ce15">
            <text:p>42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4</text:p>
          </table:table-cell>
          <table:table-cell office:value-type="string" table:style-name="ce10">
            <text:p>TEST DI BRONCODILATAZIONE FARMA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1.29411764705901" table:style-name="ce11">
            <text:p>131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4444444444444" table:style-name="ce11">
            <text:p>2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5</text:p>
          </table:table-cell>
          <table:table-cell office:value-type="string" table:style-name="ce10">
            <text:p>PROVA BRONCODINAMICA CON BRONCOCOSTRITTORE SPECIFICO O ASPECIF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" table:style-name="ce15">
            <text:p>6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2</text:p>
          </table:table-cell>
          <table:table-cell office:value-type="string" table:style-name="ce10">
            <text:p>SPIROMETRIA GLOBALE CON TECNICA PLETISMOGRAF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3" table:style-name="ce11">
            <text:p>6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.9166666666667" table:style-name="ce11">
            <text:p>2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3</text:p>
          </table:table-cell>
          <table:table-cell office:value-type="string" table:style-name="ce10">
            <text:p>DIFFUSIONE ALVEOLO-CAPILLARE <text:s/>DEL 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4.35294117647101" table:style-name="ce15">
            <text:p>184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6666666666667" table:style-name="ce15">
            <text:p>1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534883720930203" table:style-name="ce15">
            <text:p>34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6</text:p>
          </table:table-cell>
          <table:table-cell office:value-type="string" table:style-name="ce10">
            <text:p>VALUTAZIONE DELLA VENTILAZIONE E DEI GAS ESPIRATI E RELATIVI PARAMET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3.8" table:style-name="ce11">
            <text:p>1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399999999999999" table:style-name="ce11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7</text:p>
          </table:table-cell>
          <table:table-cell office:value-type="string" table:style-name="ce10">
            <text:p>DETERMINAZIONE DELLE MASSIME PRESSIONI INSPIRATORIE ED ESPIRATORIE O TRANSDIAFRAMMA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9.5" table:style-name="ce11">
            <text:p>14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42</text:p>
          </table:table-cell>
          <table:table-cell office:value-type="string" table:style-name="ce10">
            <text:p>TEST DEL CAMM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3.833333333333" table:style-name="ce11">
            <text:p>24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7.6666666666667" table:style-name="ce11">
            <text:p>4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1</text:p>
          </table:table-cell>
          <table:table-cell office:value-type="string" table:style-name="ce10">
            <text:p>EMOGASANALISI ARTERIOSA SISTEM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7.833333333333" table:style-name="ce11">
            <text:p>21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3.857142857142897" table:style-name="ce11">
            <text:p>5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5</text:p>
          </table:table-cell>
          <table:table-cell office:value-type="string" table:style-name="ce10">
            <text:p>MONITORAGGIO INCRUENTO DELLA SATURAZIONE ARTERI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4.63157894736801" table:style-name="ce15">
            <text:p>155</text:p>
          </table:table-cell>
          <table:table-cell office:value-type="float" office:value="95" table:style-name="ce16">
            <text:p>9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7.412499999999994" table:style-name="ce11">
            <text:p>97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.25" table:style-name="ce11">
            <text:p>1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5555555555556" table:style-name="ce15">
            <text:p>1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172413793103399" table:style-name="ce15">
            <text:p>24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9411764705882399" table:style-name="ce11">
            <text:p>7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5833333333333" table:style-name="ce15">
            <text:p>1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548387096774199" table:style-name="ce15">
            <text:p>28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5</text:p>
          </table:table-cell>
          <table:table-cell office:value-type="string" table:style-name="ce10">
            <text:p>PRELIEVO DI SANGUE ARTERIO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4.5" table:style-name="ce11">
            <text:p>23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3</text:p>
          </table:table-cell>
          <table:table-cell office:value-type="string" table:style-name="ce10">
            <text:p>TERAPIA OCCUPA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.8888888888889" table:style-name="ce11">
            <text:p>32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1</text:p>
          </table:table-cell>
          <table:table-cell office:value-type="string" table:style-name="ce10">
            <text:p>SOSTITUZIONE NON OPERATORIA DI SUSSIDIO PER IL SISTEMA MUSCOLOSCHELET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4.5" table:style-name="ce11">
            <text:p>4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.05" table:style-name="ce11">
            <text:p>30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</text:p>
          </table:table-cell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21</text:p>
          </table:table-cell>
          <table:table-cell office:value-type="string" table:style-name="ce10">
            <text:p>VISITA PSICHIATRICA DI CONTROLLO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91</text:p>
          </table:table-cell>
          <table:table-cell office:value-type="string" table:style-name="ce10">
            <text:p>PRIMA VISITA PSICHIATRICA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14.2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" table:style-name="ce15">
            <text:p>1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454545454545499" table:style-name="ce15">
            <text:p>1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</text:p>
          </table:table-cell>
          <table:table-cell office:value-type="string" table:style-name="ce10">
            <text:p>06112</text:p>
          </table:table-cell>
          <table:table-cell office:value-type="string" table:style-name="ce10">
            <text:p>BIOPSIA [PERCUTANEA] [AGOBIOPSIA] DELLA TIR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076923076923102" table:style-name="ce15">
            <text:p>32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0191</text:p>
          </table:table-cell>
          <table:table-cell office:value-type="string" table:style-name="ce10">
            <text:p>AGOBIOPSIA LINFONODALE ECO-GUID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" table:style-name="ce15">
            <text:p>3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112</text:p>
          </table:table-cell>
          <table:table-cell office:value-type="string" table:style-name="ce10">
            <text:p>BIOPSIA MINIINVSIVA "VACUUM ASSISTED" CON SISTEMA DI GUIDA ECOGRAF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06666666666667" table:style-name="ce15">
            <text:p>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</text:p>
          </table:table-cell>
          <table:table-cell office:value-type="string" table:style-name="ce10">
            <text:p>TOMOGRAFIA COMPUTERIZZATA (TC) DEL CA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8888888888888902" table:style-name="ce11">
            <text:p>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4285714285714302" table:style-name="ce15">
            <text:p>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4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1</text:p>
          </table:table-cell>
          <table:table-cell office:value-type="string" table:style-name="ce10">
            <text:p>TOMOGRAFIA COMPUTERIZZATA (TC) DEL CAP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5" table:style-name="ce11">
            <text:p>5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125" table:style-name="ce15">
            <text:p>7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2</text:p>
          </table:table-cell>
          <table:table-cell office:value-type="string" table:style-name="ce10">
            <text:p>TOMOGRAFIA COMPUTERIZZATA (TC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12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99999999999999" table:style-name="ce15">
            <text:p>1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3</text:p>
          </table:table-cell>
          <table:table-cell office:value-type="string" table:style-name="ce10">
            <text:p>TOMOGRAFIA COMPUTERIZZATA (TC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4</text:p>
          </table:table-cell>
          <table:table-cell office:value-type="string" table:style-name="ce10">
            <text:p>TOMOGRAFIA COMPUTERIZZATA (TC) DELLE ARCATE DENTARIE [DENTALSCAN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25" table:style-name="ce11">
            <text:p>1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5</text:p>
          </table:table-cell>
          <table:table-cell office:value-type="string" table:style-name="ce10">
            <text:p>TOMOGRAFIA COMPUTERIZZATA (TC) DELL' 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8</text:p>
          </table:table-cell>
          <table:table-cell office:value-type="string" table:style-name="ce10">
            <text:p>TOMOGRAFIA COMPUTERIZZATA (TC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666666666667" table:style-name="ce15">
            <text:p>2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8571428571428599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91</text:p>
          </table:table-cell>
          <table:table-cell office:value-type="string" table:style-name="ce10">
            <text:p>RADIOGRAFIA DEI TESSUTI MOLLI DELLA FACCIA, DEL CAPO E DEL COLLO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13</text:p>
          </table:table-cell>
          <table:table-cell office:value-type="string" table:style-name="ce10">
            <text:p>ORTOPANORAMICA DELLE ARCATE DENTARI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3.727272727272702" table:style-name="ce11">
            <text:p>2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30612244897998" table:style-name="ce15">
            <text:p>19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153846153846199" table:style-name="ce11">
            <text:p>16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529411764706" table:style-name="ce15">
            <text:p>16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1</text:p>
          </table:table-cell>
          <table:table-cell office:value-type="string" table:style-name="ce10">
            <text:p>TELERADIOGRAFIA DEL CRANI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2.9411764705882" table:style-name="ce11">
            <text:p>2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75" table:style-name="ce11">
            <text:p>1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7692307692308" table:style-name="ce11">
            <text:p>16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61</text:p>
          </table:table-cell>
          <table:table-cell office:value-type="string" table:style-name="ce10">
            <text:p>ALTRA RADIOGRAFIA DI OSSA DELLA FACCI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71</text:p>
          </table:table-cell>
          <table:table-cell office:value-type="string" table:style-name="ce10">
            <text:p>RADIOGRAFIA DEL CRANIO E <text:s/>DEI SENI PARANAS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66666666666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72</text:p>
          </table:table-cell>
          <table:table-cell office:value-type="string" table:style-name="ce10">
            <text:p>RADIOGRAFIA DELLA SELLA TURC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2</text:p>
          </table:table-cell>
          <table:table-cell office:value-type="string" table:style-name="ce10">
            <text:p>RADIOGRAFIA DELLA COLONNA CERV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4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25" table:style-name="ce15">
            <text:p>2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428571428571" table:style-name="ce15">
            <text:p>16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25" table:style-name="ce15">
            <text:p>1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52173913043502" table:style-name="ce15">
            <text:p>17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3</text:p>
          </table:table-cell>
          <table:table-cell office:value-type="string" table:style-name="ce10">
            <text:p>RADIOGRAFIA DELLA COLONNA TORACICA (DORSAL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4444444444444" table:style-name="ce15">
            <text:p>1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75" table:style-name="ce15">
            <text:p>1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47058823529399" table:style-name="ce15">
            <text:p>19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8" table:style-name="ce15">
            <text:p>2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" table:style-name="ce15">
            <text:p>3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066666666666698" table:style-name="ce15">
            <text:p>19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38297872340399" table:style-name="ce15">
            <text:p>17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666666666667" table:style-name="ce15">
            <text:p>18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75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4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37931034482801" table:style-name="ce15">
            <text:p>17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9</text:p>
          </table:table-cell>
          <table:table-cell office:value-type="string" table:style-name="ce10">
            <text:p>RADIOGRAFIA COMPLETA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8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875" table:style-name="ce15">
            <text:p>1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14285714285701" table:style-name="ce15">
            <text:p>1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1</text:p>
          </table:table-cell>
          <table:table-cell office:value-type="string" table:style-name="ce10">
            <text:p>MAMMOGRAFIA <text:s/>BI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875" table:style-name="ce15">
            <text:p>8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1.2" table:style-name="ce11">
            <text:p>2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3.75" table:style-name="ce15">
            <text:p>20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6.469135802469" table:style-name="ce15">
            <text:p>146</text:p>
          </table:table-cell>
          <table:table-cell office:value-type="float" office:value="324" table:style-name="ce16">
            <text:p>3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2</text:p>
          </table:table-cell>
          <table:table-cell office:value-type="string" table:style-name="ce10">
            <text:p>MAMMOGRAFIA MONO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3.833333333333" table:style-name="ce15">
            <text:p>174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</text:p>
          </table:table-cell>
          <table:table-cell office:value-type="string" table:style-name="ce10">
            <text:p>TOMOGRAFIA COMPUTERIZZATA (TC) DEL TORA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625" table:style-name="ce15">
            <text:p>2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333333333333" table:style-name="ce15">
            <text:p>1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.8571428571429" table:style-name="ce11">
            <text:p>2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15384615384601" table:style-name="ce15">
            <text:p>15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1</text:p>
          </table:table-cell>
          <table:table-cell office:value-type="string" table:style-name="ce10">
            <text:p>TOMOGRAFIA COMPUTERIZZATA (TC) DEL TORAC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8333333333333304" table:style-name="ce11">
            <text:p>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8" table:style-name="ce15">
            <text:p>1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71428571428601" table:style-name="ce15">
            <text:p>23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2.5" table:style-name="ce15">
            <text:p>5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294117647058798" table:style-name="ce15">
            <text:p>37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4285714285714306" table:style-name="ce15">
            <text:p>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0526315789473699" table:style-name="ce15">
            <text:p>8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5454545454545503" table:style-name="ce15">
            <text:p>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32</text:p>
          </table:table-cell>
          <table:table-cell office:value-type="string" table:style-name="ce10">
            <text:p>RADIOGRAFIA MONOLATERALE DI COSTE, STERNO, CLAVICO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1666666666667" table:style-name="ce11">
            <text:p>1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14285714285701" table:style-name="ce15">
            <text:p>1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4.2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19230769230798" table:style-name="ce15">
            <text:p>19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4615384615384599" table:style-name="ce11">
            <text:p>9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399999999999999" table:style-name="ce15">
            <text:p>1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339285714285701" table:style-name="ce15">
            <text:p>16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2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91</text:p>
          </table:table-cell>
          <table:table-cell office:value-type="string" table:style-name="ce10">
            <text:p>RADIOGRAFIA DELLA <text:s/>TRACHE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6666666666667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1</text:p>
          </table:table-cell>
          <table:table-cell office:value-type="string" table:style-name="ce10">
            <text:p>RADIOGRAFIA COMPLETA DEL TUBO DIGER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7.6666666666667" table:style-name="ce11">
            <text:p>3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22</text:p>
          </table:table-cell>
          <table:table-cell office:value-type="string" table:style-name="ce10">
            <text:p>RADIOGRAFIA DELL'ESOFAGO CON DOPPIO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2" table:style-name="ce11">
            <text:p>6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11</text:p>
          </table:table-cell>
          <table:table-cell office:value-type="string" table:style-name="ce10">
            <text:p>TOMOGRAFIA COMPUTERIZZATA (TC) DEI RENI, SENZA E CON CONTRAS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6</text:p>
          </table:table-cell>
          <table:table-cell office:value-type="string" table:style-name="ce10">
            <text:p>CISTOURETROGRAF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1.75" table:style-name="ce11">
            <text:p>6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7</text:p>
          </table:table-cell>
          <table:table-cell office:value-type="string" table:style-name="ce10">
            <text:p>CIST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2</text:p>
          </table:table-cell>
          <table:table-cell office:value-type="string" table:style-name="ce10">
            <text:p>TOMOGRAFIA COMPUTERIZZATA (TC) DELL' ADDOME SUPERIOR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5</text:p>
          </table:table-cell>
          <table:table-cell office:value-type="string" table:style-name="ce10">
            <text:p>TOMOGRAFIA COMPUTERIZZATA (TC) DELL'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6</text:p>
          </table:table-cell>
          <table:table-cell office:value-type="string" table:style-name="ce10">
            <text:p>TOMOGRAFIA COMPUTERIZZATA (TC) DELL' ADDOME COMPLET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0833333333333304" table:style-name="ce1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857142857143" table:style-name="ce15">
            <text:p>22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5" table:style-name="ce15">
            <text:p>5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071428571428598" table:style-name="ce15">
            <text:p>3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8181818181818201" table:style-name="ce11">
            <text:p>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4285714285714306" table:style-name="ce15">
            <text:p>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96875" table:style-name="ce15">
            <text:p>9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4545454545454497" table:style-name="ce15">
            <text:p>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19</text:p>
          </table:table-cell>
          <table:table-cell office:value-type="string" table:style-name="ce10">
            <text:p>RADIOGRAFIA DELL' ADDOM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1</text:p>
          </table:table-cell>
          <table:table-cell office:value-type="string" table:style-name="ce10">
            <text:p>RADIOGRAFIA DI SPALLA, BRACCIO, TORACO-BRACH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821428571428601" table:style-name="ce15">
            <text:p>2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5.2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" table:style-name="ce15">
            <text:p>1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4.8888888888889" table:style-name="ce11">
            <text:p>15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333333333333" table:style-name="ce15">
            <text:p>1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5" table:style-name="ce11">
            <text:p>2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" table:style-name="ce15">
            <text:p>1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2</text:p>
          </table:table-cell>
          <table:table-cell office:value-type="string" table:style-name="ce10">
            <text:p>RADIOGRAFIA DI GOMITO, AVAMBRACC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5555555555556" table:style-name="ce11">
            <text:p>1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2.2" table:style-name="ce11">
            <text:p>2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5" table:style-name="ce11">
            <text:p>2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6666666666667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" table:style-name="ce15">
            <text:p>1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3</text:p>
          </table:table-cell>
          <table:table-cell office:value-type="string" table:style-name="ce10">
            <text:p>RADIOGRAFIA DI POLSO,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5" table:style-name="ce15">
            <text:p>3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65079365079399" table:style-name="ce15">
            <text:p>17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666666666666696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1.7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559999999999999" table:style-name="ce15">
            <text:p>20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888888888889" table:style-name="ce15">
            <text:p>1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928571428571399" table:style-name="ce11">
            <text:p>2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.8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80701754386001" table:style-name="ce15">
            <text:p>16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6</text:p>
          </table:table-cell>
          <table:table-cell office:value-type="string" table:style-name="ce10">
            <text:p>RADIOGRAFIA DI BACINO, AN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1666666666666701" table:style-name="ce11">
            <text:p>3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93548387096801" table:style-name="ce15">
            <text:p>16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3333333333333299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9.75" table:style-name="ce11">
            <text:p>3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8125" table:style-name="ce15">
            <text:p>18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861111111111" table:style-name="ce15">
            <text:p>20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5714285714286" table:style-name="ce11">
            <text:p>15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5" table:style-name="ce15">
            <text:p>2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1666666666667" table:style-name="ce15">
            <text:p>1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064935064935099" table:style-name="ce15">
            <text:p>17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7</text:p>
          </table:table-cell>
          <table:table-cell office:value-type="string" table:style-name="ce10">
            <text:p>RADIOGRAFIA DI FEMORE, GINOCCHIO, GAMB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93333333333333" table:style-name="ce11">
            <text:p>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185185185185" table:style-name="ce15">
            <text:p>13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9.8333333333333" table:style-name="ce11">
            <text:p>2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39130434782599" table:style-name="ce15">
            <text:p>17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5" table:style-name="ce15">
            <text:p>1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044776119403" table:style-name="ce15">
            <text:p>19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909090909090899" table:style-name="ce15">
            <text:p>1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2.75" table:style-name="ce11">
            <text:p>5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1428571428571406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" table:style-name="ce15">
            <text:p>1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361111111111" table:style-name="ce15">
            <text:p>17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8</text:p>
          </table:table-cell>
          <table:table-cell office:value-type="string" table:style-name="ce10">
            <text:p>RADIOGRAFIA DI CAVIGLIA, <text:s/>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8571428571428599" table:style-name="ce11">
            <text:p>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9444444444444" table:style-name="ce15">
            <text:p>16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416666666667" table:style-name="ce15">
            <text:p>16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" table:style-name="ce15">
            <text:p>1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6" table:style-name="ce15">
            <text:p>18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3" table:style-name="ce11">
            <text:p>4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3333333333333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403846153846199" table:style-name="ce15">
            <text:p>17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1</text:p>
          </table:table-cell>
          <table:table-cell office:value-type="string" table:style-name="ce10">
            <text:p>RADIOGRAFIA COMPLETA DEGLI ARTI INFERIORI E DEL BACINO SOTTO CA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2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2</text:p>
          </table:table-cell>
          <table:table-cell office:value-type="string" table:style-name="ce10">
            <text:p>RADIOGRAFIA <text:s/>ASSIALE DELLA ROTUL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4.6" table:style-name="ce11">
            <text:p>2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1666666666667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31</text:p>
          </table:table-cell>
          <table:table-cell office:value-type="string" table:style-name="ce10">
            <text:p>STUDIO DELL' ETA' OSSE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3333333333333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1</text:p>
          </table:table-cell>
          <table:table-cell office:value-type="string" table:style-name="ce10">
            <text:p>TOMOGRAFIA COMPUTERIZZATA <text:s/>(TC) DEL RACHIDE E DELLO SPECO VERTEB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8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2</text:p>
          </table:table-cell>
          <table:table-cell office:value-type="string" table:style-name="ce10">
            <text:p>TOMOGRAFIA COMPUTERIZZATA <text:s/>(TC) DEL RACHIDE E DELLO SPECO VERTEBR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3</text:p>
          </table:table-cell>
          <table:table-cell office:value-type="string" table:style-name="ce10">
            <text:p>TOMOGRAFIA COMPUTERIZZATA <text:s/>(TC) DI SPALLA, GOMITO, POLSO E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5</text:p>
          </table:table-cell>
          <table:table-cell office:value-type="string" table:style-name="ce10">
            <text:p>TOMOGRAFIA COMPUTERIZZATA (TC) DEL BAC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U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6</text:p>
          </table:table-cell>
          <table:table-cell office:value-type="string" table:style-name="ce10">
            <text:p>TOMOGRAFIA COMPUTERIZZATA (TC) DI FEMORE, GINOCCHIO, CAVIGLIA E 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7</text:p>
          </table:table-cell>
          <table:table-cell office:value-type="string" table:style-name="ce10">
            <text:p>TOMOGRAFIA COMPUTERIZZATA (TC) DI FEMORE, GINOCCHIO, CAVIGLIA E PIED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.600000000000001" table:style-name="ce11">
            <text:p>1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8" table:style-name="ce15">
            <text:p>1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5.677419354838705" table:style-name="ce15">
            <text:p>86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285714285714306" table:style-name="ce15">
            <text:p>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.799999999999997" table:style-name="ce11">
            <text:p>3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7.2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189655172413801" table:style-name="ce15">
            <text:p>56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3333333333333304" table:style-name="ce1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5" table:style-name="ce15">
            <text:p>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6.5" table:style-name="ce15">
            <text:p>9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34" table:style-name="ce15">
            <text:p>48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2" table:style-name="ce15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1</text:p>
          </table:table-cell>
          <table:table-cell office:value-type="string" table:style-name="ce10">
            <text:p>ECOGRAFIA BI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8666666666666707" table:style-name="ce15">
            <text:p>9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" table:style-name="ce15">
            <text:p>3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2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1666666666667" table:style-name="ce11">
            <text:p>1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6" table:style-name="ce15">
            <text:p>26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2.22680412371099" table:style-name="ce15">
            <text:p>162</text:p>
          </table:table-cell>
          <table:table-cell office:value-type="float" office:value="291" table:style-name="ce16">
            <text:p>29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2</text:p>
          </table:table-cell>
          <table:table-cell office:value-type="string" table:style-name="ce10">
            <text:p>ECOGRAFIA MONOLATERALE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8.25" table:style-name="ce15">
            <text:p>17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3</text:p>
          </table:table-cell>
          <table:table-cell office:value-type="string" table:style-name="ce10">
            <text:p>ECOGRAFIA <text:s/>POLMON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0.15" table:style-name="ce15">
            <text:p>90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3.4" table:style-name="ce11">
            <text:p>6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714285714286" table:style-name="ce15">
            <text:p>1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.4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3.6666666666667" table:style-name="ce15">
            <text:p>7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.051724137931004" table:style-name="ce15">
            <text:p>73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0.222222222222" table:style-name="ce15">
            <text:p>10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714285714285694" table:style-name="ce15">
            <text:p>6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692307692307701" table:style-name="ce15">
            <text:p>4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85" table:style-name="ce15">
            <text:p>41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2</text:p>
          </table:table-cell>
          <table:table-cell office:value-type="string" table:style-name="ce10">
            <text:p>ECO(COLOR)DOPPLER DEL FEGATO E DELLE VIE BILI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0" table:style-name="ce11">
            <text:p>7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5</text:p>
          </table:table-cell>
          <table:table-cell office:value-type="string" table:style-name="ce10">
            <text:p>ECO(COLOR)DOPPLER DEI RENI E DEI SURREN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" table:style-name="ce15">
            <text:p>6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A</text:p>
          </table:table-cell>
          <table:table-cell office:value-type="string" table:style-name="ce10">
            <text:p>ECOGRAFIA DELL' ADDOME SUP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8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A</text:p>
          </table:table-cell>
          <table:table-cell office:value-type="string" table:style-name="ce10">
            <text:p>ECOGRAFIA DELL' ADDOME INF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6666666666667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6111111111111107" table:style-name="ce11">
            <text:p>1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6.239999999999995" table:style-name="ce15">
            <text:p>76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8.4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85" table:style-name="ce11">
            <text:p>8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142857142857103" table:style-name="ce15">
            <text:p>4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5" table:style-name="ce15">
            <text:p>3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769230769230802" table:style-name="ce15">
            <text:p>44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25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8974358974358996" table:style-name="ce15">
            <text:p>8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.363636363636401" table:style-name="ce11">
            <text:p>1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5" table:style-name="ce15">
            <text:p>2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794871794871803" table:style-name="ce15">
            <text:p>38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2</text:p>
          </table:table-cell>
          <table:table-cell office:value-type="string" table:style-name="ce10">
            <text:p>ECOGRAFIA DI GROSSI VASI ADDOMI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6.3333333333333" table:style-name="ce11">
            <text:p>8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2" table:style-name="ce11">
            <text:p>8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5.571428571428598" table:style-name="ce11">
            <text:p>8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9" table:style-name="ce15">
            <text:p>10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4" table:style-name="ce15">
            <text:p>6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0.545454545454497" table:style-name="ce11">
            <text:p>5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3" table:style-name="ce15">
            <text:p>1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.454545454545499" table:style-name="ce11">
            <text:p>1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9.5" table:style-name="ce15">
            <text:p>6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928571428571402" table:style-name="ce15">
            <text:p>57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714285714285703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1</text:p>
          </table:table-cell>
          <table:table-cell office:value-type="string" table:style-name="ce10">
            <text:p>ECOGRAFIA DELLA CUTE E DEL TESSUTO SOTTOCUTANE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875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769230769230802" table:style-name="ce15">
            <text:p>3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8.3333333333333" table:style-name="ce11">
            <text:p>3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8.6" table:style-name="ce11">
            <text:p>59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.3333333333333" table:style-name="ce11">
            <text:p>1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9.454545454545496" table:style-name="ce15">
            <text:p>7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2</text:p>
          </table:table-cell>
          <table:table-cell office:value-type="string" table:style-name="ce10">
            <text:p>ECOGRAFIA OSTEOARTIC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3</text:p>
          </table:table-cell>
          <table:table-cell office:value-type="string" table:style-name="ce10">
            <text:p>ECOGRAFIA MUSCOLOTENDI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384615384615399" table:style-name="ce11">
            <text:p>13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1428571428571" table:style-name="ce15">
            <text:p>2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8333333333333" table:style-name="ce15">
            <text:p>6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" table:style-name="ce15">
            <text:p>1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25" table:style-name="ce15">
            <text:p>3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38461538461501" table:style-name="ce15">
            <text:p>1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333333333333" table:style-name="ce15">
            <text:p>1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7.3333333333333" table:style-name="ce11">
            <text:p>1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2" table:style-name="ce15">
            <text:p>10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.7777777777778" table:style-name="ce15">
            <text:p>72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5" table:style-name="ce15">
            <text:p>9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4.75" table:style-name="ce11">
            <text:p>4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02</text:p>
          </table:table-cell>
          <table:table-cell office:value-type="string" table:style-name="ce10">
            <text:p>RICOSTRUZIONE TRIDIMENSIONALE TC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4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52941176470599" table:style-name="ce15">
            <text:p>13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7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1</text:p>
          </table:table-cell>
          <table:table-cell office:value-type="string" table:style-name="ce10">
            <text:p>RISONANZA MAGNETICA NUCLEARE (RM) DEL CERVELLO E DEL TRONCO ENCEFAL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3333333333333" table:style-name="ce15">
            <text:p>3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5625" table:style-name="ce15">
            <text:p>3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6666666666666696" table:style-name="ce15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5714285714285694" table:style-name="ce15">
            <text:p>1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2</text:p>
          </table:table-cell>
          <table:table-cell office:value-type="string" table:style-name="ce10">
            <text:p>RISONANZA MAGNETICA NUCLEARE (RM) DEL CERVELLO E DEL TRONCO ENCEFAL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1875" table:style-name="ce15">
            <text:p>4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78571428571429" table:style-name="ce11">
            <text:p>8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3000000000000007" table:style-name="ce15">
            <text:p>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285714285714301" table:style-name="ce15">
            <text:p>11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5555555555555598" table:style-name="ce15">
            <text:p>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3</text:p>
          </table:table-cell>
          <table:table-cell office:value-type="string" table:style-name="ce10">
            <text:p>RISONANZA MAGNETICA NUCLEARE (RM) DEL MASSICCIO FACCI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4</text:p>
          </table:table-cell>
          <table:table-cell office:value-type="string" table:style-name="ce10">
            <text:p>RISONANZA MAGNETICA NUCLEARE (RM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5</text:p>
          </table:table-cell>
          <table:table-cell office:value-type="string" table:style-name="ce10">
            <text:p>ANGIO- RM DEL DISTRETTO VASCOLARE INTRACRA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3333333333333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2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7</text:p>
          </table:table-cell>
          <table:table-cell office:value-type="string" table:style-name="ce10">
            <text:p>RISONANZA MAGNETICA NUCLEARE (RM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8</text:p>
          </table:table-cell>
          <table:table-cell office:value-type="string" table:style-name="ce10">
            <text:p>ANGIO- RM DEI VASI DEL C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8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" table:style-name="ce15">
            <text:p>1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</text:p>
          </table:table-cell>
          <table:table-cell office:value-type="string" table:style-name="ce10">
            <text:p>RISONANZA MAGNETICA NUCLEARE (RM)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.2" table:style-name="ce11">
            <text:p>16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066666666666698" table:style-name="ce15">
            <text:p>3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833333333333" table:style-name="ce15">
            <text:p>35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380952380952399" table:style-name="ce11">
            <text:p>12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8571428571428594" table:style-name="ce15">
            <text:p>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" table:style-name="ce15">
            <text:p>11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1</text:p>
          </table:table-cell>
          <table:table-cell office:value-type="string" table:style-name="ce10">
            <text:p>RISONANZA MAGNETICA NUCLEARE (RM) DELLA COLONN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125" table:style-name="ce15">
            <text:p>11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4" table:style-name="ce15">
            <text:p>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1</text:p>
          </table:table-cell>
          <table:table-cell office:value-type="string" table:style-name="ce10">
            <text:p>RISONANZA MAGNETICA NUCLEARE (RM) MUSCOLOSCHEL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875" table:style-name="ce11">
            <text:p>1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" table:style-name="ce15">
            <text:p>29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8571428571428603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571428571429" table:style-name="ce15">
            <text:p>1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2</text:p>
          </table:table-cell>
          <table:table-cell office:value-type="string" table:style-name="ce10">
            <text:p>RISONANZA MAGNETICA NUCLEARE (RM) MUSCOLOSCHELETRIC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" table:style-name="ce15">
            <text:p>4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" table:style-name="ce15">
            <text:p>1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1</text:p>
          </table:table-cell>
          <table:table-cell office:value-type="string" table:style-name="ce10">
            <text:p>RISONANZA MAGNETICA NUCLEARE (RM) DELL'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2</text:p>
          </table:table-cell>
          <table:table-cell office:value-type="string" table:style-name="ce10">
            <text:p>RISONANZA MAGNETICA NUCLEARE (RM) DELL'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3" table:style-name="ce11">
            <text:p>5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1111111111111" table:style-name="ce11">
            <text:p>1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3333333333333304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4</text:p>
          </table:table-cell>
          <table:table-cell office:value-type="string" table:style-name="ce10">
            <text:p>RISONANZA MAGNETICA NUCLEARE (RM) DELL'ADDOME INFERIORE E SCAVO PELV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5</text:p>
          </table:table-cell>
          <table:table-cell office:value-type="string" table:style-name="ce10">
            <text:p>RISONANZA MAGNETICA NUCLEARE (RM) DELL'ADDOME INFERIORE E SCAVO PELV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4.3333333333333" table:style-name="ce11">
            <text:p>3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2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1" table:style-name="ce15">
            <text:p>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2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6</text:p>
          </table:table-cell>
          <table:table-cell office:value-type="string" table:style-name="ce10">
            <text:p>ANGIO RM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.2" table:style-name="ce11">
            <text:p>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92</text:p>
          </table:table-cell>
          <table:table-cell office:value-type="string" table:style-name="ce10">
            <text:p>DENSITOMETRIA OSSEA CON TECNICA DI ASSORBIMENTO A <text:s/>RAGGI X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26732673267299" table:style-name="ce15">
            <text:p>13</text:p>
          </table:table-cell>
          <table:table-cell office:value-type="float" office:value="101" table:style-name="ce16">
            <text:p>10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3.5" table:style-name="ce11">
            <text:p>4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24.952380952380999" table:style-name="ce11">
            <text:p>25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.9090909090909101" table:style-name="ce11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3478260869565197" table:style-name="ce15">
            <text:p>5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116" table:style-name="ce16">
            <text:p>1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B</text:p>
          </table:table-cell>
          <table:table-cell office:value-type="float" office:value="8.2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9166666666667" table:style-name="ce15">
            <text:p>1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153846153846199" table:style-name="ce15">
            <text:p>11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2727272727272698" table:style-name="ce11">
            <text:p>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571428571429" table:style-name="ce15">
            <text:p>1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571428571428608" table:style-name="ce15">
            <text:p>9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3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03125" table:style-name="ce15">
            <text:p>23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6428571428571" table:style-name="ce15">
            <text:p>21</text:p>
          </table:table-cell>
          <table:table-cell office:value-type="float" office:value="154" table:style-name="ce16">
            <text:p>15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2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2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24.8571428571429" table:style-name="ce11">
            <text:p>25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2666666666666702" table:style-name="ce11">
            <text:p>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3448275862069" table:style-name="ce11">
            <text:p>25</text:p>
          </table:table-cell>
          <table:table-cell office:value-type="float" office:value="116" table:style-name="ce12">
            <text:p>1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2.329113924050603" table:style-name="ce11">
            <text:p>42</text:p>
          </table:table-cell>
          <table:table-cell office:value-type="float" office:value="158" table:style-name="ce12">
            <text:p>15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1</text:p>
          </table:table-cell>
          <table:table-cell office:value-type="string" table:style-name="ce10">
            <text:p>RIEDUCAZIONE MOTORIA INDIVIDUALE IN MOTULESO GRAVE STRUMENTALE COMPLESS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2</text:p>
          </table:table-cell>
          <table:table-cell office:value-type="string" table:style-name="ce10">
            <text:p>RIEDUCAZIONE MOTORIA INDIVIDUALE IN MOTULESO GRAVE SEMPLIC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1.75" table:style-name="ce11">
            <text:p>42</text:p>
          </table:table-cell>
          <table:table-cell office:value-type="float" office:value="200" table:style-name="ce12">
            <text:p>20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3</text:p>
          </table:table-cell>
          <table:table-cell office:value-type="string" table:style-name="ce10">
            <text:p>RIEDUCAZIONE MOTORIA INDIVIDUALE IN MOTULESO SEGMENTALE STRUMENTALE COMPLESSA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2.461538461538501" table:style-name="ce11">
            <text:p>12</text:p>
          </table:table-cell>
          <table:table-cell office:value-type="float" office:value="125" table:style-name="ce12">
            <text:p>1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.9090909090909101" table:style-name="ce11">
            <text:p>3</text:p>
          </table:table-cell>
          <table:table-cell office:value-type="float" office:value="105" table:style-name="ce12">
            <text:p>10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25" table:style-name="ce11">
            <text:p>4</text:p>
          </table:table-cell>
          <table:table-cell office:value-type="float" office:value="120" table:style-name="ce12">
            <text:p>1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.495049504950501" table:style-name="ce11">
            <text:p>23</text:p>
          </table:table-cell>
          <table:table-cell office:value-type="float" office:value="939" table:style-name="ce12">
            <text:p>9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4</text:p>
          </table:table-cell>
          <table:table-cell office:value-type="string" table:style-name="ce10">
            <text:p>RIEDUCAZIONE MOTORIA INDIVIDUALE IN MOTULESO SEGMENTALE SEMPLIC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93.6666666666667" table:style-name="ce11">
            <text:p>9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75" table:style-name="ce11">
            <text:p>15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6</text:p>
          </table:table-cell>
          <table:table-cell office:value-type="string" table:style-name="ce10">
            <text:p>MOBILIZZAZIONE DI ALTRE ARTICOLAZION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.913043478260899" table:style-name="ce11">
            <text:p>24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91</text:p>
          </table:table-cell>
          <table:table-cell office:value-type="string" table:style-name="ce10">
            <text:p>ESERCIZI POSTURALI - PROPRIOCETTIV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26.8333333333333" table:style-name="ce11">
            <text:p>27</text:p>
          </table:table-cell>
          <table:table-cell office:value-type="float" office:value="120" table:style-name="ce12">
            <text:p>1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.9090909090909101" table:style-name="ce11">
            <text:p>3</text:p>
          </table:table-cell>
          <table:table-cell office:value-type="float" office:value="105" table:style-name="ce12">
            <text:p>10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5999999999999996" table:style-name="ce11">
            <text:p>5</text:p>
          </table:table-cell>
          <table:table-cell office:value-type="float" office:value="100" table:style-name="ce12">
            <text:p>10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.329545454545499" table:style-name="ce11">
            <text:p>23</text:p>
          </table:table-cell>
          <table:table-cell office:value-type="float" office:value="870" table:style-name="ce12">
            <text:p>87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2</text:p>
          </table:table-cell>
          <table:table-cell office:value-type="string" table:style-name="ce10">
            <text:p>TRAINING DEAMBULATORI E DEL PASS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74.5" table:style-name="ce11">
            <text:p>75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1818181818181799" table:style-name="ce11">
            <text:p>4</text:p>
          </table:table-cell>
          <table:table-cell office:value-type="float" office:value="110" table:style-name="ce12">
            <text:p>1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.318181818181799" table:style-name="ce11">
            <text:p>22</text:p>
          </table:table-cell>
          <table:table-cell office:value-type="float" office:value="211" table:style-name="ce12">
            <text:p>2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6</text:p>
          </table:table-cell>
          <table:table-cell office:value-type="string" table:style-name="ce10">
            <text:p>RISOLUZIONE MANUALE DI ADERENZE ARTICOLAR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3.1111111111111" table:style-name="ce11">
            <text:p>13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.8571428571428601" table:style-name="ce11">
            <text:p>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.2777777777777799" table:style-name="ce11">
            <text:p>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.272727272727302" table:style-name="ce11">
            <text:p>4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8.395480225988699" table:style-name="ce11">
            <text:p>18</text:p>
          </table:table-cell>
          <table:table-cell office:value-type="float" office:value="177" table:style-name="ce12">
            <text:p>17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2</text:p>
          </table:table-cell>
          <table:table-cell office:value-type="string" table:style-name="ce10">
            <text:p>MASSOTERAPIA PER DRENAGGIO LINFATIC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8.25" table:style-name="ce11">
            <text:p>38</text:p>
          </table:table-cell>
          <table:table-cell office:value-type="float" office:value="96" table:style-name="ce12">
            <text:p>9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3</text:p>
          </table:table-cell>
          <table:table-cell office:value-type="string" table:style-name="ce10">
            <text:p>PRESSOTERAPIA O PRESSO-DEPRESSOTERAPIA INTERMITTEN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.5" table:style-name="ce11">
            <text:p>22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5</text:p>
          </table:table-cell>
          <table:table-cell office:value-type="string" table:style-name="ce10">
            <text:p>ELETTRO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.3846153846153904" table:style-name="ce11">
            <text:p>4</text:p>
          </table:table-cell>
          <table:table-cell office:value-type="float" office:value="130" table:style-name="ce12">
            <text:p>1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8.3333333333333" table:style-name="ce11">
            <text:p>58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300" table:style-name="ce12">
            <text:p>30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8</text:p>
          </table:table-cell>
          <table:table-cell office:value-type="string" table:style-name="ce10">
            <text:p>MAGNETOTERAP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9</text:p>
          </table:table-cell>
          <table:table-cell office:value-type="string" table:style-name="ce10">
            <text:p>ULTRASON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625" table:style-name="ce11">
            <text:p>4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0.6" table:style-name="ce11">
            <text:p>41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2" table:style-name="ce11">
            <text:p>222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.3684210526316" table:style-name="ce11">
            <text:p>30</text:p>
          </table:table-cell>
          <table:table-cell office:value-type="float" office:value="380" table:style-name="ce12">
            <text:p>38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46</text:p>
          </table:table-cell>
          <table:table-cell office:value-type="string" table:style-name="ce10">
            <text:p>ALTRE TRAZIONI CUTANEE DEGLI ARTI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.3846153846153904" table:style-name="ce11">
            <text:p>6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.1111111111111" table:style-name="ce11">
            <text:p>1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.5" table:style-name="ce11">
            <text:p>22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8591</text:p>
          </table:table-cell>
          <table:table-cell office:value-type="string" table:style-name="ce10">
            <text:p>TERAPIA AD ONDE D’URTO FOCALIZZATE PER PATOLOGIE MUSCOLO-SCHELETRICH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5.5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88235294117601" table:style-name="ce15">
            <text:p>12</text:p>
          </table:table-cell>
          <table:table-cell office:value-type="float" office:value="204" table:style-name="ce16">
            <text:p>20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7</text:p>
          </table:table-cell>
          <table:table-cell office:value-type="string" table:style-name="ce10">
            <text:p>MESOTERAPIA (inclusa antalgica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.6666666666667" table:style-name="ce11">
            <text:p>4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91</text:p>
          </table:table-cell>
          <table:table-cell office:value-type="string" table:style-name="ce10">
            <text:p>LASER 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21428571428571" table:style-name="ce11">
            <text:p>8</text:p>
          </table:table-cell>
          <table:table-cell office:value-type="float" office:value="112" table:style-name="ce12">
            <text:p>1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.1806722689076" table:style-name="ce11">
            <text:p>24</text:p>
          </table:table-cell>
          <table:table-cell office:value-type="float" office:value="238" table:style-name="ce12">
            <text:p>23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Terapia intensiva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1</text:p>
          </table:table-cell>
          <table:table-cell office:value-type="string" table:style-name="ce10">
            <text:p>VISITA ANESTESI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38461538461501" table:style-name="ce15">
            <text:p>17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.875" table:style-name="ce11">
            <text:p>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1</text:p>
          </table:table-cell>
          <table:table-cell office:value-type="string" table:style-name="ce10">
            <text:p>PRIMA VISITA ANESTESI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8333333333333304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799999999999997" table:style-name="ce15">
            <text:p>3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454545454545499" table:style-name="ce15">
            <text:p>2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2</text:p>
          </table:table-cell>
          <table:table-cell office:value-type="string" table:style-name="ce10">
            <text:p>ALTRA AGOPUNTUR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983957219251302" table:style-name="ce15">
            <text:p>28</text:p>
          </table:table-cell>
          <table:table-cell office:value-type="float" office:value="187" table:style-name="ce16">
            <text:p>18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</text:p>
          </table:table-cell>
          <table:table-cell office:value-type="string" table:style-name="ce10">
            <text:p>5732</text:p>
          </table:table-cell>
          <table:table-cell office:value-type="string" table:style-name="ce10">
            <text:p>CISTOSCOPIA [TRANSURETRALE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1.611111111111" table:style-name="ce15">
            <text:p>112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3</text:p>
          </table:table-cell>
          <table:table-cell office:value-type="string" table:style-name="ce10">
            <text:p>CISTOSCOPIA [TRANSURETRALE] CON BIOPS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94</text:p>
          </table:table-cell>
          <table:table-cell office:value-type="string" table:style-name="ce10">
            <text:p>CATETERISMO VESCICA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4367816091954" table:style-name="ce11">
            <text:p>30</text:p>
          </table:table-cell>
          <table:table-cell office:value-type="float" office:value="87" table:style-name="ce12">
            <text:p>8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1</text:p>
          </table:table-cell>
          <table:table-cell office:value-type="string" table:style-name="ce10">
            <text:p>DILATAZIONE URET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2</text:p>
          </table:table-cell>
          <table:table-cell office:value-type="string" table:style-name="ce10">
            <text:p>DILATAZIONI URETRALI PROGRESS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98</text:p>
          </table:table-cell>
          <table:table-cell office:value-type="string" table:style-name="ce10">
            <text:p>CATETERIZZAZIONE 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56" table:style-name="ce15">
            <text:p>23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8.636363636363598" table:style-name="ce11">
            <text:p>4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71428571428571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.3333333333333299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8</text:p>
          </table:table-cell>
          <table:table-cell office:value-type="string" table:style-name="ce10">
            <text:p>ECOGRAFIA TRANSRETTAL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6" table:style-name="ce11">
            <text:p>4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3333333333333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38461538461501" table:style-name="ce15">
            <text:p>1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Q</text:p>
          </table:table-cell>
          <table:table-cell office:value-type="string" table:style-name="ce10">
            <text:p>VISITA U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95" table:style-name="ce15">
            <text:p>70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6.574074074074105" table:style-name="ce11">
            <text:p>77</text:p>
          </table:table-cell>
          <table:table-cell office:value-type="float" office:value="54" table:style-name="ce12">
            <text:p>5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.8" table:style-name="ce11">
            <text:p>2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98" table:style-name="ce11">
            <text:p>98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992248062015506" table:style-name="ce15">
            <text:p>75</text:p>
          </table:table-cell>
          <table:table-cell office:value-type="float" office:value="129" table:style-name="ce16">
            <text:p>1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2.2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797101449275402" table:style-name="ce15">
            <text:p>38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8.153846153846203" table:style-name="ce11">
            <text:p>78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4.75" table:style-name="ce11">
            <text:p>7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6.823529411764696" table:style-name="ce11">
            <text:p>77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" table:style-name="ce15">
            <text:p>3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931818181818201" table:style-name="ce15">
            <text:p>35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2</text:p>
          </table:table-cell>
          <table:table-cell office:value-type="string" table:style-name="ce10">
            <text:p>PRIMA VISITA UROLOGICA/ANDR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75" table:style-name="ce15">
            <text:p>4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6666666666667" table:style-name="ce15">
            <text:p>1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2.428571428571402" table:style-name="ce11">
            <text:p>42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875" table:style-name="ce15">
            <text:p>2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400000000000006" table:style-name="ce15">
            <text:p>6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875" table:style-name="ce15">
            <text:p>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8888888888888902" table:style-name="ce11">
            <text:p>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1739130434782599" table:style-name="ce15">
            <text:p>6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128205128205" table:style-name="ce15">
            <text:p>13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49</text:p>
          </table:table-cell>
          <table:table-cell office:value-type="string" table:style-name="ce10">
            <text:p>INSTILLAZIONE GENITOURIN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8.805194805194802" table:style-name="ce11">
            <text:p>59</text:p>
          </table:table-cell>
          <table:table-cell office:value-type="float" office:value="77" table:style-name="ce12">
            <text:p>7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7</text:p>
          </table:table-cell>
          <table:table-cell office:value-type="string" table:style-name="ce10">
            <text:p>IRRIGAZIONE DI CATETERE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6.428571428571402" table:style-name="ce11">
            <text:p>4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Totale complessivo</text:p>
          </table:table-cell>
          <table:table-cell table:number-columns-repeated="4" table:style-name="ce18"/>
          <table:table-cell office:value-type="float" office:value="25.846442776446597" table:style-name="ce19">
            <text:p>26</text:p>
          </table:table-cell>
          <table:table-cell office:value-type="float" office:value="33578" table:style-name="ce20">
            <text:p>33578</text:p>
          </table:table-cell>
          <table:table-cell table:number-columns-repeated="16377"/>
        </table:table-row>
        <table:table-row table:number-rows-repeated="104690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nise.piave</meta:initial-creator>
    <dc:creator>adriano.varotto</dc:creator>
    <meta:creation-date>2021-07-19T08:48:55Z</meta:creation-date>
    <dc:date>2021-07-19T09:09:54Z</dc:date>
  </office:meta>
</office:document-meta>
</file>